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14d3e1"/>
    </style:style>
    <style:style style:name="P6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7" style:family="paragraph" style:parent-style-name="Iné">
      <style:paragraph-properties fo:margin-left="0cm" fo:margin-right="0cm" fo:line-height="150%" fo:text-align="start" style:justify-single-word="false" fo:text-indent="0cm" style:auto-text-indent="false"/>
      <style:text-properties officeooo:paragraph-rsid="0014d3e1"/>
    </style:style>
    <style:style style:name="P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9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10" style:family="paragraph" style:parent-style-name="Standard">
      <style:paragraph-properties fo:line-height="150%"/>
      <style:text-properties style:font-name="Arial" fo:font-size="14pt" style:font-size-asian="14pt" style:font-size-complex="14pt"/>
    </style:style>
    <style:style style:name="P11" style:family="paragraph" style:parent-style-name="Iné" style:master-page-name="PageStyle0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14d3e1"/>
    </style:style>
    <style:style style:name="P12" style:family="paragraph" style:parent-style-name="Iné">
      <style:paragraph-properties fo:margin-left="0cm" fo:margin-right="0cm" fo:line-height="150%" fo:text-align="start" style:justify-single-word="false" fo:text-indent="0cm" style:auto-text-indent="false"/>
    </style:style>
    <style:style style:name="P13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4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5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1.639cm"/>
        </style:tab-stops>
      </style:paragraph-properties>
    </style:style>
    <style:style style:name="P16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1.647cm"/>
        </style:tab-stops>
      </style:paragraph-properties>
    </style:style>
    <style:style style:name="P17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2.244cm"/>
        </style:tab-stops>
      </style:paragraph-properties>
    </style:style>
    <style:style style:name="P18" style:family="paragraph" style:parent-style-name="Záhlavie_20__23_2" style:list-style-name="">
      <style:paragraph-properties fo:margin-left="0cm" fo:margin-right="0cm" fo:line-height="150%" fo:text-align="start" style:justify-single-word="false" fo:text-indent="0cm" style:auto-text-indent="false"/>
    </style:style>
    <style:style style:name="P19" style:family="paragraph" style:parent-style-name="Záhlavie_20__23_2" style:list-style-name="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.639cm"/>
        </style:tab-stops>
      </style:paragraph-properties>
    </style:style>
    <style:style style:name="P20" style:family="paragraph" style:parent-style-name="Záhlavie_20__23_2" style:list-style-name="">
      <style:paragraph-properties fo:margin-left="0cm" fo:margin-right="0cm" fo:line-height="150%" fo:text-align="start" style:justify-single-word="false" fo:text-indent="0cm" style:auto-text-indent="false">
        <style:tab-stops>
          <style:tab-stop style:position="2.244cm"/>
        </style:tab-stops>
      </style:paragraph-properties>
    </style:style>
    <style:style style:name="P2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5.038cm"/>
          <style:tab-stop style:position="7.863cm"/>
          <style:tab-stop style:position="13.483cm"/>
        </style:tab-stops>
      </style:paragraph-properties>
    </style:style>
    <style:style style:name="P2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</style:style>
    <style:style style:name="P24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187fdc"/>
    </style:style>
    <style:style style:name="P25" style:family="paragraph" style:parent-style-name="Základný_20_text">
      <style:paragraph-properties fo:margin-left="0cm" fo:margin-right="0cm" fo:line-height="150%" fo:text-align="start" style:justify-single-word="false" fo:text-indent="0cm" style:auto-text-indent="false">
        <style:tab-stops>
          <style:tab-stop style:position="5.038cm"/>
          <style:tab-stop style:position="7.863cm"/>
          <style:tab-stop style:position="13.483cm"/>
        </style:tab-stops>
      </style:paragraph-properties>
    </style:style>
    <style:style style:name="P26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</style:style>
    <style:style style:name="P2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2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187fdc"/>
    </style:style>
    <style:style style:name="T1" style:family="text">
      <style:text-properties fo:color="#000000" style:text-position="25% 58%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officeooo:rsid="001837b1" fo:background-color="#80ffff" loext:char-shading-value="0" style:font-size-asian="14pt" style:font-size-complex="14pt"/>
    </style:style>
    <style:style style:name="T4" style:family="text">
      <style:text-properties fo:color="#000000" style:font-name="Arial" fo:font-size="14pt" officeooo:rsid="00187874" fo:background-color="#80ffff" loext:char-shading-value="0" style:font-size-asian="14pt" style:font-size-complex="14pt"/>
    </style:style>
    <style:style style:name="T5" style:family="text">
      <style:text-properties fo:color="#000000" style:font-name="Arial" fo:font-size="14pt" officeooo:rsid="00187fdc" fo:background-color="#80ffff" loext:char-shading-value="0" style:font-size-asian="14pt" style:font-size-complex="14pt"/>
    </style:style>
    <style:style style:name="T6" style:family="text">
      <style:text-properties fo:color="#000000" style:font-name="Arial" fo:font-size="14pt" officeooo:rsid="001a54a5" fo:background-color="#80ffff" loext:char-shading-value="0" style:font-size-asian="14pt" style:font-size-complex="14pt"/>
    </style:style>
    <style:style style:name="T7" style:family="text">
      <style:text-properties fo:color="#000000" style:font-name="Arial" fo:font-size="14pt" officeooo:rsid="001becdb" fo:background-color="#80ffff" loext:char-shading-value="0" style:font-size-asian="14pt" style:font-size-complex="14pt"/>
    </style:style>
    <style:style style:name="T8" style:family="text">
      <style:text-properties fo:color="#000000" style:font-name="Arial" fo:font-size="14pt" officeooo:rsid="001d09aa" fo:background-color="#80ffff" loext:char-shading-value="0" style:font-size-asian="14pt" style:font-size-complex="14pt"/>
    </style:style>
    <style:style style:name="T9" style:family="text">
      <style:text-properties fo:color="#000000" style:font-name="Arial" fo:font-size="14pt" officeooo:rsid="001e1aea" fo:background-color="#80ffff" loext:char-shading-value="0" style:font-size-asian="14pt" style:font-size-complex="14pt"/>
    </style:style>
    <style:style style:name="T10" style:family="text">
      <style:text-properties style:font-name="Arial" fo:font-size="14pt" officeooo:rsid="0014d3e1" fo:background-color="#80ffff" loext:char-shading-value="0" style:font-size-asian="14pt" style:font-size-complex="14pt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14d3e1" style:font-size-asian="14pt" style:font-size-complex="14pt"/>
    </style:style>
    <style:style style:name="T13" style:family="text">
      <style:text-properties style:font-name="Arial" fo:font-size="14pt" officeooo:rsid="001837b1" style:font-size-asian="14pt" style:font-size-complex="14pt"/>
    </style:style>
    <style:style style:name="T14" style:family="text">
      <style:text-properties style:font-name="Arial" fo:font-size="14pt" officeooo:rsid="00187874" style:font-size-asian="14pt" style:font-size-complex="14pt"/>
    </style:style>
    <style:style style:name="T15" style:family="text">
      <style:text-properties style:font-name="Arial" fo:font-size="14pt" officeooo:rsid="00187fdc" style:font-size-asian="14pt" style:font-size-complex="14pt"/>
    </style:style>
    <style:style style:name="T16" style:family="text">
      <style:text-properties style:font-name="Arial" fo:font-size="14pt" officeooo:rsid="001a54a5" style:font-size-asian="14pt" style:font-size-complex="14pt"/>
    </style:style>
    <style:style style:name="T17" style:family="text">
      <style:text-properties style:font-name="Arial" fo:font-size="14pt" officeooo:rsid="001becdb" style:font-size-asian="14pt" style:font-size-complex="14pt"/>
    </style:style>
    <style:style style:name="T18" style:family="text">
      <style:text-properties style:font-name="Arial" fo:font-size="14pt" officeooo:rsid="001d09aa" style:font-size-asian="14pt" style:font-size-complex="14pt"/>
    </style:style>
    <style:style style:name="T19" style:family="text">
      <style:text-properties style:font-name="Arial" fo:font-size="14pt" officeooo:rsid="001e1aea" style:font-size-asian="14pt" style:font-size-complex="14pt"/>
    </style:style>
    <style:style style:name="Sect1" style:family="section">
      <style:section-properties fo:margin-left="0.635cm" fo:margin-right="1.871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p text:style-name="P11"><text:span text:style-name="CharStyle14"><text:span text:style-name="T10">Dr. Josef Janda</text:span></text:span></text:p>
        <text:p text:style-name="P5"><text:span text:style-name="CharStyle15"><text:span text:style-name="T12">Dobrý vojak</text:span></text:span></text:p>
        <text:p text:style-name="P7"><text:span text:style-name="CharStyle15"><text:span text:style-name="T11"/></text:span></text:p>
        <text:p text:style-name="P3"><text:span text:style-name="CharStyle11"><text:span text:style-name="T11">Kaž</text:span></text:span><text:span text:style-name="CharStyle11"><text:span text:style-name="T2">dú</text:span></text:span><text:span text:style-name="CharStyle11"><text:span text:style-name="T11"> nedeľu a sviatok </text:span></text:span><text:span text:style-name="CharStyle11"><text:span text:style-name="T12">č</text:span></text:span><text:span text:style-name="CharStyle11"><text:span text:style-name="T11">itaj túto kn</text:span></text:span><text:span text:style-name="CharStyle11"><text:span text:style-name="T2">i</text:span></text:span><text:span text:style-name="CharStyle11"><text:span text:style-name="T11">žtičku.</text:span></text:span></text:p>
        <text:p text:style-name="P8"><text:span text:style-name="CharStyle11"><text:span text:style-name="T11">(Požičaj ju aj súdruhom).</text:span></text:span></text:p>
        <text:p text:style-name="P10"/>
        <text:p text:style-name="P4"><text:span text:style-name="CharStyle18"><text:span text:style-name="T11">Služba za vlasť.</text:span></text:span></text:p>
        <text:p text:style-name="P4"><text:span text:style-name="CharStyle19"><text:span text:style-name="T11"/></text:span></text:p>
        <text:p text:style-name="P8"><text:span text:style-name="CharStyle20"><text:span text:style-name="T11">Vojak je povolaný za vlasť bojovať. A preto každý vojak poriadne má vede</text:span></text:span><text:span text:style-name="CharStyle20"><text:span text:style-name="T3">ť</text:span></text:span><text:span text:style-name="CharStyle20"><text:span text:style-name="T11">, aký je ten jeho stav. Vojenský stav je</text:span></text:span><text:span text:style-name="CharStyle20"><text:span text:style-name="T2"> </text:span></text:span><text:span text:style-name="CharStyle21"><text:span text:style-name="T11">pot­rebný</text:span></text:span><text:span text:style-name="CharStyle21"><text:span text:style-name="T2">,</text:span></text:span><text:span text:style-name="CharStyle21"><text:span text:style-name="T11"> Ctihodný a užitočný. Čim lepší pochop má vojak o svojom stave, tým je mu on milší. </text:span></text:span><text:span text:style-name="CharStyle20"><text:span text:style-name="T2">—</text:span></text:span><text:span text:style-name="CharStyle20"><text:span text:style-name="T11"> Vojny boly na svete v</text:span></text:span><text:span text:style-name="CharStyle20"><text:span text:style-name="T13">o</text:span></text:span><text:span text:style-name="CharStyle20"><text:span text:style-name="T11"> všetkých vekoch. Najlepšie, pre telo i duš</text:span></text:span><text:span text:style-name="CharStyle20"><text:span text:style-name="T13">u</text:span></text:span><text:span text:style-name="CharStyle20"><text:span text:style-name="T2"> </text:span></text:span><text:span text:style-name="CharStyle20"><text:span text:style-name="T11">najosozňejšie by bolo, keby nemusela by</text:span></text:span><text:span text:style-name="CharStyle20"><text:span text:style-name="T13">ť</text:span></text:span><text:span text:style-name="CharStyle20"><text:span text:style-name="T11"> nikdy vojna na svete. Lenže zkúsenosť do­</text:span></text:span><text:span text:style-name="CharStyle10"><text:span text:style-name="T11">kazuje, že sa svet takému šťastiu nemôže tešiť. Záujmy národov sú neráz protivné, </text:span></text:span><text:span text:style-name="CharStyle10"><text:span text:style-name="T13">i </text:span></text:span><text:span text:style-name="CharStyle10"><text:span text:style-name="T11">zbroj musí rozhodnúť vtedy. Beda tom</text:span></text:span><text:span text:style-name="CharStyle10"><text:span text:style-name="T13">u</text:span></text:span><text:span text:style-name="CharStyle10"><text:span text:style-name="T2"> </text:span></text:span><text:span text:style-name="CharStyle10"><text:span text:style-name="T11">národu, ktorý neni prichystaný k vojne</text:span></text:span><text:span text:style-name="CharStyle10"><text:span text:style-name="T2">; </text:span></text:span><text:span text:style-name="CharStyle10"><text:span text:style-name="T11">k tomuto ale je potrebné vyučené vojsko. Tedy vojsko je vždy potrebné</text:span></text:span><text:span text:style-name="CharStyle22"><text:span text:style-name="T2">.</text:span></text:span><text:span text:style-name="CharStyle10"><text:span text:style-name="T11"> Lebo však keby národ len vtedy začal shá</text:span></text:span><text:span text:style-name="CharStyle10"><text:span text:style-name="T2">ň</text:span></text:span><text:span text:style-name="CharStyle10"><text:span text:style-name="T11">ať mužov </text:span></text:span><text:span text:style-name="CharStyle10"><text:span text:style-name="T2">d</text:span></text:span><text:span text:style-name="CharStyle10"><text:span text:style-name="T11">o vojny, keď je už nepriateľom prepadnutý, to by neskoro bolo. Dobrá priprave­nosť už vopred ukiaže neráz v</text:span></text:span><text:span text:style-name="CharStyle10"><text:span text:style-name="T3">y</text:span></text:span><text:span text:style-name="CharStyle10"><text:span text:style-name="T11">sledok vojny. —</text:span></text:span></text:p>
        <text:p text:style-name="P8"><text:span text:style-name="CharStyle10"><text:span text:style-name="T11">Aj vojančina je vážna práca, ktorú sa človek musí naučiť. Čim vyvinutejšie sú zbroje, tým viac sa musia cv</text:span></text:span><text:span text:style-name="CharStyle10"><text:span text:style-name="T3">í</text:span></text:span><text:span text:style-name="CharStyle10"><text:span text:style-name="T11">čiť jednotlivci Vyvinuté vojsko je silou krajiny, ktorej</text:span></text:span><text:span text:style-name="CharStyle23"><text:span text:style-name="T2"> </text:span></text:span><text:span text:style-name="CharStyle10"><text:span text:style-name="T11">skytá vážnosť a miesto medzi inými d</text:span></text:span><text:span text:style-name="CharStyle10"><text:span text:style-name="T13">r</text:span></text:span><text:span text:style-name="CharStyle10"><text:span text:style-name="T11">ža­vami. Pod ochranou vojska sa vyv</text:span></text:span><text:span text:style-name="CharStyle10"><text:span text:style-name="T2">íň</text:span></text:span><text:span text:style-name="CharStyle10"><text:span text:style-name="T11">uje priemysel a obchod. Vojsko prispieva k tomu, aby sa nedorozumenia kraj</text:span></text:span><text:span text:style-name="CharStyle10"><text:span text:style-name="T3">i</text:span></text:span><text:span text:style-name="CharStyle10"><text:span text:style-name="T11">n pokojnou ces­tou usporiadaly. — Vojsko je ale aj vnú­torného pokoja strážcom. Nepokojní a zlí ľudia vždy boli </text:span></text:span><text:span text:style-name="CharStyle10"><text:span text:style-name="T2">a</text:span></text:span><text:span text:style-name="CharStyle10"><text:span text:style-name="T11"> budú na svete, ktorí pospolitý ľud b</text:span></text:span><text:span text:style-name="CharStyle10"><text:span text:style-name="T3">u</text:span></text:span><text:span text:style-name="CharStyle10"><text:span text:style-name="T11">ria proti vrchnosti. Tí hľa­dajú svoj choseň a vliv. A keby sa ich plány previedly, storáz by bolo horšie, nežli dnes. Vieme ale zo slov Ducha sv., že každá vrchnosť je ustanovená od Boha. A ktorí sa vrchnosti protivia, Bohu sa pro­tivia a priťahujú si zatratenie. Povstanie a občianska vojna sú ukrutne hrozné dačo pre kr</text:span></text:span><text:span text:style-name="CharStyle10"><text:span text:style-name="T2">a</text:span></text:span><text:span text:style-name="CharStyle10"><text:span text:style-name="T11">jinu. Lebo násilie a zločiny sa páchajú vtedy; bieda, chudoba a neistota zúr</text:span></text:span><text:span text:style-name="CharStyle10"><text:span text:style-name="T3">í</text:span></text:span><text:span text:style-name="CharStyle10"><text:span text:style-name="T11"> vtedy. Pevné vojsko prekazí také nešťastie. Keď tedy zovnútorný a vnútorný pokoj žiada vojsko; každý súci muž je pov</text:span></text:span><text:span text:style-name="CharStyle10"><text:span text:style-name="T3">í</text:span></text:span><text:span text:style-name="CharStyle10"><text:span text:style-name="T11">nný vojenské povinnosti svedomit</text:span></text:span><text:span text:style-name="CharStyle10"><text:span text:style-name="T3">e</text:span></text:span><text:span text:style-name="CharStyle10"><text:span text:style-name="T11"> plniť.</text:span></text:span></text:p>
        <text:p text:style-name="P8"><text:span text:style-name="CharStyle10"><text:span text:style-name="T11">Vojenský stav je aj ctihodný</text:span></text:span><text:span text:style-name="CharStyle22"><text:span text:style-name="T2">.</text:span></text:span><text:span text:style-name="CharStyle10"><text:span text:style-name="T11"> Za taký ho držia všetky národy. V starom veku hneď po kňazskom stave mal svoje miesto. Vojaci boli volení za čisárov a kráľov. V </text:span></text:span><text:soft-page-break/><text:span text:style-name="CharStyle10"><text:span text:style-name="T11">kresťanskej dobe</text:span></text:span><text:span text:style-name="CharStyle10"><text:span text:style-name="T2"> </text:span></text:span><text:span text:style-name="CharStyle10"><text:span text:style-name="T11">sa ešte šľachetnejším stal</text:span></text:span><text:span text:style-name="CharStyle29"><text:span text:style-name="T11"> </text:span></text:span><text:span text:style-name="CharStyle10"><text:span text:style-name="T11">čnosťami. Len slobodní občania mali právo vojenskú službu konať za Boha, za panov­n</text:span></text:span><text:span text:style-name="CharStyle10"><text:span text:style-name="T13">i</text:span></text:span><text:span text:style-name="CharStyle10"><text:span text:style-name="T11">ka a za vlasť. Česťou je dobrým vojakom byť, ešte väčšou česťou za vlasť bojovať. Domovizeň a oltár od jakživa bo</text:span></text:span><text:span text:style-name="CharStyle10"><text:span text:style-name="T13">l</text:span></text:span><text:span text:style-name="CharStyle10"><text:span text:style-name="T2">y</text:span></text:span><text:span text:style-name="CharStyle10"><text:span text:style-name="T11"> vo veľ­kej vážnosti u ľudu, a preto imanie i krv boli hotoví ľudia za ne obetovať. A či nám dnes neni vlasť drahou a sladkou? Aj dnes naplňuje šľachelné srdcia laska k vlasti, patriotismus rečená. Preto ale nesm</text:span></text:span><text:span text:style-name="CharStyle10"><text:span text:style-name="T3">í</text:span></text:span><text:span text:style-name="CharStyle10"><text:span text:style-name="T11">eme nenávideť a opovrhovať súsedné národy. Dobrý vojak nesmie byť pyšný; meč svoj má úpotrebúvať v záujme slobo­dy; oduševnený má byť za všetko, čo je vznešené, šľachetné. Duch viery a bázeň Božia, vernosť k panovníkovi, láska k spravedlivosti a pravde sú podporou rozkvetu vlasti. Medzi vojakmi netrpí vrchnosť zlo­čincov; chúlostivý, nestatočný oplan nemá tam čo hľadať. — Vojenský stav je tedy potrebný, je ctihodný; a tak nenie proti náboženstvu namerený. Čim lepším kresťa­nom je kto, tým lepším vojakom je on. Česť stavu vojenského sa má skvieť čnos­ťami a kresťanským smýšľaním.</text:span></text:span></text:p>
        <text:p text:style-name="P3"><text:span text:style-name="CharStyle10"><text:span text:style-name="T11">Vojenský stav je aj oso</text:span></text:span><text:span text:style-name="CharStyle22"><text:span text:style-name="T2">ž</text:span></text:span><text:span text:style-name="CharStyle22"><text:span text:style-name="T11">ný a sice</text:span></text:span><text:span text:style-name="CharStyle28"><text:span text:style-name="T11"> </text:span></text:span><text:span text:style-name="CharStyle20"><text:span text:style-name="T11">tak v dobe vojny, jako i v pokoji. Vojenský stav skytá príležitosť, aby sa vojak vycvičil vo vojenských čnos</text:span></text:span><text:span text:style-name="CharStyle20"><text:span text:style-name="T13">ť</text:span></text:span><text:span text:style-name="CharStyle20"><text:span text:style-name="T11">ach, v mužskej kázni, v čnostnom smýš</text:span></text:span><text:span text:style-name="CharStyle20"><text:span text:style-name="T13">ľ</text:span></text:span><text:span text:style-name="CharStyle20"><text:span text:style-name="T11">aní a vo vernosti k pa­novníkovi. Vo vojenských cvičeniach pevnie telo, sdokonaľuje sa slych a zrak, tvrdým sa stane človek v biede a trápnych okolnostiach. Vojak sa nauči samostatnosť. Všetky okolnosti musi neráz použiť, aby si pomôct mohol. A tak sa stane velikým, obratným a predsa vážnym. Aj kruh vedomosti jeho sa širi. Nauči sa poznať mestá a </text:span></text:span><text:span text:style-name="CharStyle20"><text:span text:style-name="T2">ľ</text:span></text:span><text:span text:style-name="CharStyle20"><text:span text:style-name="T11">udi a medzí nimi obracať sa. Celý nový svet pozná; kdežto len domovize</text:span></text:span><text:span text:style-name="CharStyle20"><text:span text:style-name="T3">ň</text:span></text:span><text:span text:style-name="CharStyle20"><text:span text:style-name="T11"> by mu bola známa, keby </text:span></text:span><text:span text:style-name="CharStyle20"><text:span text:style-name="T2">sa</text:span></text:span><text:span text:style-name="CharStyle20"><text:span text:style-name="T11"> nebol stal vojakom. Nauči sa chovať zdvoril</text:span></text:span><text:span text:style-name="CharStyle20"><text:span text:style-name="T3">e</text:span></text:span><text:span text:style-name="CharStyle20"><text:span text:style-name="T11"> bez nútenosti, poslúchať a i rozkázať</text:span></text:span><text:span text:style-name="CharStyle20"><text:span text:style-name="T2">,</text:span></text:span><text:span text:style-name="CharStyle20"><text:span text:style-name="T11"> mlčať a mluviť V</text:span></text:span><text:span text:style-name="CharStyle20"><text:span text:style-name="T3">y</text:span></text:span><text:span text:style-name="CharStyle20"><text:span text:style-name="T11">vine sa jeho ráz, že musí dačo zniesť. Slovom stane sa mužom; a keď pritom zachová aj svoje kresťanské smýš</text:span></text:span><text:span text:style-name="CharStyle20"><text:span text:style-name="T3">ľ</text:span></text:span><text:span text:style-name="CharStyle20"><text:span text:style-name="T11">aníe, stane sa celým mužom a osožným členom spoločnosti. Jesli ale je pomer medzi vojskom a občanstvom dobrý, títo sú jeden k druhému dobroprajní; a občania považuj</text:span></text:span><text:span text:style-name="CharStyle20"><text:span text:style-name="T3">u</text:span></text:span><text:span text:style-name="CharStyle20"><text:span text:style-name="T11"> vojakov za obranu a okrasu krajiny; za bratr</text:span></text:span><text:span text:style-name="CharStyle20"><text:span text:style-name="T2">ov </text:span></text:span><text:span text:style-name="CharStyle20"><text:span text:style-name="T11">svoj</text:span></text:span><text:span text:style-name="CharStyle20"><text:span text:style-name="T3">í</text:span></text:span><text:span text:style-name="CharStyle20"><text:span text:style-name="T11">ch; a i vojsko si váži občanov a podporuje i chráni bezpečnosť a vlastnosť ob­čanov. —</text:span></text:span></text:p>
        <text:p text:style-name="P8"><text:span text:style-name="CharStyle20"><text:span text:style-name="T11">Aj teba vzali za vojaka; budz tedy dobrým vojakom. Sná</text:span></text:span><text:span text:style-name="CharStyle20"><text:span text:style-name="T2">ď</text:span></text:span><text:span text:style-name="CharStyle20"><text:span text:style-name="T11"> ti ťa</text:span></text:span><text:span text:style-name="CharStyle20"><text:span text:style-name="T3">z</text:span></text:span><text:span text:style-name="CharStyle20"><text:span text:style-name="T11">ko padne, opustiť svojich najmi</text:span></text:span><text:span text:style-name="CharStyle20"><text:span text:style-name="T3">ľ</text:span></text:span><text:span text:style-name="CharStyle20"><text:span text:style-name="T11">šich; snáď sa ti tvr­dým zdá byť ten vojenský život: predsa sa neponosuj; s tým si nepomô</text:span></text:span><text:span text:style-name="CharStyle20"><text:span text:style-name="T3">z</text:span></text:span><text:span text:style-name="CharStyle20"><text:span text:style-name="T11">eš, lepšie je, uspokoj</text:span></text:span><text:span text:style-name="CharStyle20"><text:span text:style-name="T2">í</text:span></text:span><text:span text:style-name="CharStyle20"><text:span text:style-name="T11">š-li sa s najsv. vôľou Božou. Čo musí človek konať, konaj to ochotnou radosťou. Človek sa vžiť musí do nového povolania. Kto miluje svoju vlasť, vďačne jej prinesie aj obety. Tedy ochotne za </text:span></text:span><text:soft-page-break/><text:span text:style-name="CharStyle20"><text:span text:style-name="T11">Boha, za kráľa a za vľas</text:span></text:span><text:span text:style-name="CharStyle20"><text:span text:style-name="T2">ť</text:span></text:span><text:span text:style-name="CharStyle20"><text:span text:style-name="T11">!</text:span></text:span></text:p>
        <text:h text:style-name="P14" text:outline-level="2"><text:span text:style-name="CharStyle31"><text:span text:style-name="T11"/></text:span></text:h>
        <text:h text:style-name="P18" text:outline-level="2"><text:bookmark-start text:name="bookmark6"/><text:span text:style-name="CharStyle31"><text:span text:style-name="T11">I</text:span></text:span><text:span text:style-name="CharStyle31"><text:span text:style-name="T13">I.</text:span></text:span><text:span text:style-name="CharStyle31"><text:span text:style-name="T11"> Veliteľ a prísaha.</text:span></text:span><text:bookmark-end text:name="bookmark6"/></text:h>
        <text:p text:style-name="P8"><text:span text:style-name="CharStyle20"><text:span text:style-name="T11"/></text:span></text:p>
        <text:p text:style-name="P26"><text:span text:style-name="CharStyle20"><text:span text:style-name="T11">Vojsko musi mať svojho náčelníka. Jedna hlava, jedna vôľa musi viesť vojsko, aby silné bolo. Jako v krajine, tak aj u vojska musí byť vrchnosť, ktorej — poneváč </text:span></text:span><text:span text:style-name="CharStyle20"><text:span text:style-name="T3">j</text:span></text:span><text:span text:style-name="CharStyle20"><text:span text:style-name="T11">e od Boha — mus</text:span></text:span><text:span text:style-name="CharStyle20"><text:span text:style-name="T13">i</text:span></text:span><text:span text:style-name="CharStyle20"><text:span text:style-name="T11">me byť poslušn</text:span></text:span><text:span text:style-name="CharStyle20"><text:span text:style-name="T3">i</text:span></text:span><text:span text:style-name="CharStyle20"><text:span text:style-name="T11">. Našej krajiny hlavou je kráľ, ktorý je spolu aj najvyšš</text:span></text:span><text:span text:style-name="CharStyle20"><text:span text:style-name="T3">i</text:span></text:span><text:span text:style-name="CharStyle20"><text:span text:style-name="T11">m veliteľom vojska; ostatn</text:span></text:span><text:span text:style-name="CharStyle20"><text:span text:style-name="T13">i</text:span></text:span><text:span text:style-name="CharStyle20"><text:span text:style-name="T11"> vo­jensk</text:span></text:span><text:span text:style-name="CharStyle20"><text:span text:style-name="T13">i</text:span></text:span><text:span text:style-name="CharStyle20"><text:span text:style-name="T11"> dôstojn</text:span></text:span><text:span text:style-name="CharStyle20"><text:span text:style-name="T13">i</text:span></text:span><text:span text:style-name="CharStyle20"><text:span text:style-name="T11">ci len v jeho mene stoja na čele vojska. Keď tedy vojak bezpostredne poslúcha svojich predstavených, tým prostredn</text:span></text:span><text:span text:style-name="CharStyle20"><text:span text:style-name="T13">e</text:span></text:span><text:span text:style-name="CharStyle20"><text:span text:style-name="T11"> preukazuje svoju poslušnosť kráľovi.</text:span></text:span></text:p>
        <text:p text:style-name="P6"><text:span text:style-name="CharStyle28"><text:span text:style-name="T2"/></text:span></text:p>
        <text:p text:style-name="P8"><text:span text:style-name="CharStyle20"><text:span text:style-name="T11">Ke</text:span></text:span><text:span text:style-name="CharStyle20"><text:span text:style-name="T2">ď</text:span></text:span><text:span text:style-name="CharStyle20"><text:span text:style-name="T11"> kto narukuje, pr</text:span></text:span><text:span text:style-name="CharStyle20"><text:span text:style-name="T3">i</text:span></text:span><text:span text:style-name="CharStyle20"><text:span text:style-name="T11">sahu skladá: Vážna to vec! Je to vyznanie viery vojens­kej. S tou pr</text:span></text:span><text:span text:style-name="CharStyle20"><text:span text:style-name="T3">i</text:span></text:span><text:span text:style-name="CharStyle20"><text:span text:style-name="T11">sahou sľubuje vojak vernosť kráľovi. </text:span></text:span><text:span text:style-name="CharStyle20"><text:span text:style-name="T2">Jak</text:span></text:span><text:span text:style-name="CharStyle20"><text:span text:style-name="T11">o kráľ sľubuje pri korunovan</text:span></text:span><text:span text:style-name="CharStyle20"><text:span text:style-name="T3">i</text:span></text:span><text:span text:style-name="CharStyle20"><text:span text:style-name="T11"> s pr</text:span></text:span><text:span text:style-name="CharStyle20"><text:span text:style-name="T13">i</text:span></text:span><text:span text:style-name="CharStyle20"><text:span text:style-name="T11">sahou udržať a šetriť ústavu krajiny; tak aj úradski sľubujú pri zaujatí úradu vernosť kráľovi. O</text:span></text:span><text:span text:style-name="CharStyle20"><text:span text:style-name="T3">č</text:span></text:span><text:span text:style-name="CharStyle20"><text:span text:style-name="T11">o viac sa zaväzuje vojak — a to mu už aj rúcho jeho pripominá — k poslušnej vernosti ku kráľovi a vlasti.</text:span></text:span></text:p>
        <text:p text:style-name="P8"><text:span text:style-name="CharStyle20"><text:span text:style-name="T11">Kráľ je panovn</text:span></text:span><text:span text:style-name="CharStyle20"><text:span text:style-name="T13">i</text:span></text:span><text:span text:style-name="CharStyle20"><text:span text:style-name="T11">kom, ale aj prvým vo­jakom. Znak panovn</text:span></text:span><text:span text:style-name="CharStyle20"><text:span text:style-name="T3">i</text:span></text:span><text:span text:style-name="CharStyle20"><text:span text:style-name="T11">ka je prápor, na ktorom videť barvy a cimer panovn</text:span></text:span><text:span text:style-name="CharStyle20"><text:span text:style-name="T3">i</text:span></text:span><text:span text:style-name="CharStyle20"><text:span text:style-name="T11">ka. Na tento prápor sa skladá prísaha. Prápor ukia</text:span></text:span><text:span text:style-name="CharStyle20"><text:span text:style-name="T3">z</text:span></text:span><text:span text:style-name="CharStyle20"><text:span text:style-name="T11">oval vždy to miesto, kde sa nachádzal náčeln</text:span></text:span><text:span text:style-name="CharStyle20"><text:span text:style-name="T3">i</text:span></text:span><text:span text:style-name="CharStyle20"><text:span text:style-name="T11">k vojska; pod práporom sa shromažďova</text:span></text:span><text:span text:style-name="CharStyle20"><text:span text:style-name="T2">l</text:span></text:span><text:span text:style-name="CharStyle20"><text:span text:style-name="T11">i hrdinovia</text:span></text:span><text:span text:style-name="CharStyle20"><text:span text:style-name="T2">,</text:span></text:span><text:span text:style-name="CharStyle20"><text:span text:style-name="T11"> schádzali sa prevládan</text:span></text:span><text:span text:style-name="CharStyle20"><text:span text:style-name="T3">i</text:span></text:span><text:span text:style-name="CharStyle20"><text:span text:style-name="T11"> a chýstali sa k novému boju. A tak ztrata, alebo z</text:span></text:span><text:span text:style-name="CharStyle20"><text:span text:style-name="T13">i</text:span></text:span><text:span text:style-name="CharStyle20"><text:span text:style-name="T11">skanie toho znaku znamenalo hanbu alebo slávu vojska. Tedy na prápor skladá vojak následovnú prísahu vernosti:</text:span></text:span></text:p>
        <text:p text:style-name="P8"><text:span text:style-name="CharStyle20"><text:span text:style-name="T11">„Ja N. N. prisahám na Boha v</text:span></text:span><text:span text:style-name="CharStyle20"><text:span text:style-name="T3">s</text:span></text:span><text:span text:style-name="CharStyle20"><text:span text:style-name="T11">emoh­úceho a všev</text:span></text:span><text:span text:style-name="CharStyle20"><text:span text:style-name="T13">i</text:span></text:span><text:span text:style-name="CharStyle20"><text:span text:style-name="T11">dúceho, že svojmu najmilostivšiemu panovn</text:span></text:span><text:span text:style-name="CharStyle20"><text:span text:style-name="T13">i</text:span></text:span><text:span text:style-name="CharStyle20"><text:span text:style-name="T11">kovi na suchu i na vode, vo vojne a v pokoji, všade a vždy verne a statočne slúžiť budem, jeho chose</text:span></text:span><text:span text:style-name="CharStyle20"><text:span text:style-name="T2">ň</text:span></text:span><text:span text:style-name="CharStyle20"><text:span text:style-name="T11"> a dobro čo najviac podporovať, jeho škodu a ujmu prekážat budem. Prisahám, že sa tak budem chovať, jako sa to patri na po­riadneho, neohrozeného, česti a povinnosti povedomého vojaka. Tak mi Boh pomáhaj a jeho sv. evanjelium. — „Pr</text:span></text:span><text:span text:style-name="CharStyle20"><text:span text:style-name="T4">i</text:span></text:span><text:span text:style-name="CharStyle20"><text:span text:style-name="T11">saha je váž­nou vecou, a preto si ju dobre má rozvá</text:span></text:span><text:span text:style-name="CharStyle20"><text:span text:style-name="T2">ž</text:span></text:span><text:span text:style-name="CharStyle20"><text:span text:style-name="T11">iť kresťan vojak. Touto prisahu tak rečeno osobne bere na seba vojak povinnosť a pomer k vojsku. A tak česť vojska je už aj jeho; výhoda vojska je aj jeho; je on vradený do vojska, ktorého je údom. Telom a životom on prináleží vojsku. Boha volal za svedka, že úpr</text:span></text:span><text:span text:style-name="CharStyle20"><text:span text:style-name="T14">í</text:span></text:span><text:span text:style-name="CharStyle20"><text:span text:style-name="T11">mne chce panovn</text:span></text:span><text:span text:style-name="CharStyle20"><text:span text:style-name="T4">i</text:span></text:span><text:span text:style-name="CharStyle20"><text:span text:style-name="T11">kovi a vlasti slúžiť! A vševidiaci Boh vidí, či sa jeho slová srovnáv</text:span></text:span><text:span text:style-name="CharStyle20"><text:span text:style-name="T14">a</text:span></text:span><text:span text:style-name="CharStyle20"><text:span text:style-name="T11">jú s mýšliemkami. Jakoby bol m</text:span></text:span><text:span text:style-name="CharStyle20"><text:span text:style-name="T14">l</text:span></text:span><text:span text:style-name="CharStyle20"><text:span text:style-name="T11">uvil: Nech ma Boh </text:span></text:span><text:soft-page-break/><text:span text:style-name="CharStyle20"><text:span text:style-name="T11">prenasledúje na tele i na duší, nech mi evanjelium slúži k záhube, jestli tak necítim, ako mluvim. A táto prísaha viaže vojaka cez celý život vojenský kedykoľvek je narukovaný.</text:span></text:span></text:p>
        <text:p text:style-name="P8"><text:span text:style-name="CharStyle20"><text:span text:style-name="T11">Tedy každý deň vojaka sa nachádza pod ochranona požehnania tej prísahy. Keď sa vojak r</text:span></text:span><text:span text:style-name="CharStyle20"><text:span text:style-name="T4">a</text:span></text:span><text:span text:style-name="CharStyle20"><text:span text:style-name="T11">no modlí, nech primätá na tú prisahu a nech sľúb</text:span></text:span><text:span text:style-name="CharStyle20"><text:span text:style-name="T4">í</text:span></text:span><text:span text:style-name="CharStyle20"><text:span text:style-name="T11">, verne plniť svoje vojenské povinnosti. Obetuje-li sa vojak každodenne Bohu, bojovať bude nielen za zemské ale aj za nebeské kr</text:span></text:span><text:span text:style-name="CharStyle20"><text:span text:style-name="T4">a</text:span></text:span><text:span text:style-name="CharStyle20"><text:span text:style-name="T11">ľovstvo. Plne­ním vojenskej povinnosti bude plniť aj svoju krsťanskú povinnosť. Vojenská pr</text:span></text:span><text:span text:style-name="CharStyle20"><text:span text:style-name="T5">i</text:span></text:span><text:span text:style-name="CharStyle20"><text:span text:style-name="T11">saha mu bude ochranou v dobe pokušenia, ktorému úplne vyhnúť zvlášte vojak nemôže. — Vo­jenský stav je neráz ťažký, nepr</text:span></text:span><text:span text:style-name="CharStyle20"><text:span text:style-name="T5">i</text:span></text:span><text:span text:style-name="CharStyle20"><text:span text:style-name="T11">jemný. Vojak ale nesmie podľahnúť sronenosti, nesmie ztratiť smelosť; lež treba v Boha dúfať. Neklesaj na mysli, neželej za domovizňou, lež pamätaj na. prísahu. Kebys uskočil, hrozne by ťa trestali. Od samovraždy ťa zachovaj Boh; by to bola špatná chú</text:span></text:span><text:span text:style-name="CharStyle20"><text:span text:style-name="T2">l</text:span></text:span><text:span text:style-name="CharStyle20"><text:span text:style-name="T11">ostivosť. Samovrach rovno skoči do horúceho pekla. — Prisahu zachovaj celkoma a úplne, čo sa vtedy stane, keď d</text:span></text:span><text:span text:style-name="CharStyle20"><text:span text:style-name="T5">o</text:span></text:span><text:span text:style-name="CharStyle20"><text:span text:style-name="T11">konále budeš poslúchať predstavených, a to ešte i vtedy, kebys do ohňa musel isť. Takto tvoja vo­jenská, Bohu obetovaná služba bude boho­službou. </text:span></text:span><text:span text:style-name="CharStyle20"><text:span text:style-name="T2">A</text:span></text:span><text:span text:style-name="CharStyle20"><text:span text:style-name="T11"> preto nikdy sa nedopusť hriechu, lebo tvoja duša je Božia; hriešny pri</text:span></text:span><text:span text:style-name="CharStyle20"><text:span text:style-name="T15">kaz</text:span></text:span><text:span text:style-name="CharStyle20"><text:span text:style-name="T2"> </text:span></text:span><text:span text:style-name="CharStyle20"><text:span text:style-name="T11">nikoho nev</text:span></text:span><text:span text:style-name="CharStyle20"><text:span text:style-name="T5">í</text:span></text:span><text:span text:style-name="CharStyle20"><text:span text:style-name="T11">aže. Daj panovn</text:span></text:span><text:span text:style-name="CharStyle20"><text:span text:style-name="T15">i</text:span></text:span><text:span text:style-name="CharStyle20"><text:span text:style-name="T11">kovi (čas, silu, telo), čo je panovn</text:span></text:span><text:span text:style-name="CharStyle20"><text:span text:style-name="T5">i</text:span></text:span><text:span text:style-name="CharStyle20"><text:span text:style-name="T11">kove; Bohu ale, čo je Božie (dušu.)</text:span></text:span></text:p>
        <text:p text:style-name="P3"><text:span text:style-name="CharStyle20"><text:span text:style-name="T11"/></text:span></text:p>
        <text:p text:style-name="P24"><text:span text:style-name="CharStyle20"><text:span text:style-name="T15">III. Poslušnosť</text:span></text:span></text:p>
        <text:p text:style-name="P23"><text:span text:style-name="CharStyle20"><text:span text:style-name="T11"/></text:span></text:p>
        <text:p text:style-name="P23"><text:span text:style-name="CharStyle20"><text:span text:style-name="T11">Písaha žiada od vojaka predovšetkým poslušnosť; poslušnosť je sväzkom vojska. Vojsko neposlušné nič nezvedie. V každej spoločnosti je potrebná podriadenosť členov. Keby každý to robil, čo chce, tá spo­ločnosť sa rozpadne. Tak aj vojsko jednou vo</text:span></text:span><text:span text:style-name="CharStyle20"><text:span text:style-name="T2">ľ</text:span></text:span><text:span text:style-name="CharStyle20"><text:span text:style-name="T11">ou musí byť riadené. Ani ten najnada­nejší veliteľ nič neprevede, nepos</text:span></text:span><text:span text:style-name="CharStyle20"><text:span text:style-name="T15">l</text:span></text:span><text:span text:style-name="CharStyle20"><text:span text:style-name="T2">ú</text:span></text:span><text:span text:style-name="CharStyle20"><text:span text:style-name="T11">chajú-li ho vojaci. Tým istejšie je víťazstvo, čim dokonálejšia je poslušnosť vojska. A tak aj vojak je tým výbornejší, čím je on poslušnejsí. Málo prevedie vojsko nepokojné a neposlušné. Tedy životným živlom vojska je poslušnosť. Je síce pravda, že vojenská poslušnosť je veľkou a </text:span></text:span><text:span text:style-name="CharStyle20"><text:span text:style-name="T2">ťa</text:span></text:span><text:span text:style-name="CharStyle20"><text:span text:style-name="T11">žkou vecou. Po­slúchať je toľko, jako svoju vôľu podriadiť vôli predstaveného. A to veru ninie vec ľahká, lebo však kažý je viac-menej nád­herný. Vojak sa nesmie spíerať. Rozkaz hneď musí splniť. Vojak nesmie rozmýšľať, nesmie sa zdráhať, nesmie sa ochúňať, keď sa mu čo káže. A táto ochotná poslušnosť je u Boha veľkou zásluhou. — Vojak pri poslušnosti neráz </text:span></text:span><text:soft-page-break/><text:span text:style-name="CharStyle20"><text:span text:style-name="T11">aj svoj rozum musí podriadiť rozkazu. Vojak neráz nev</text:span></text:span><text:span text:style-name="CharStyle20"><text:span text:style-name="T15">í</text:span></text:span><text:span text:style-name="CharStyle20"><text:span text:style-name="T11">e, prečo mu toto, lebo to kážu? Myslí, že by t</text:span></text:span><text:span text:style-name="CharStyle20"><text:span text:style-name="T2">o </text:span></text:span><text:span text:style-name="CharStyle20"><text:span text:style-name="T11">ináč lep</text:span></text:span><text:span text:style-name="CharStyle20"><text:span text:style-name="T15">í</text:span></text:span><text:span text:style-name="CharStyle20"><text:span text:style-name="T11">ie bolo, lenže vydaný rozkaz musí splniť. — Potom vojenské rozkazy krátke bývajú a ostré. Tým lepšie, aspoň vidí vojak, že n</text:span></text:span><text:span text:style-name="CharStyle20"><text:span text:style-name="T5">a</text:span></text:span><text:span text:style-name="CharStyle20"><text:span text:style-name="T11">mietka a zdráhanie sa je vy­tvorené. Vo vojenskej službe nič nenie náladné alebo pr</text:span></text:span><text:span text:style-name="CharStyle20"><text:span text:style-name="T15">i</text:span></text:span><text:span text:style-name="CharStyle20"><text:span text:style-name="T11">vetivé. A to ťažko padne maznavo vychovanému. </text:span></text:span><text:span text:style-name="CharStyle20"><text:span text:style-name="T2">—</text:span></text:span><text:span text:style-name="CharStyle20"><text:span text:style-name="T11"> Poslušnosť vo­jenskú ťažkou či</text:span></text:span><text:span text:style-name="CharStyle20"><text:span text:style-name="T2">nia</text:span></text:span><text:span text:style-name="CharStyle20"><text:span text:style-name="T11"> aj protikresťanské n</text:span></text:span><text:span text:style-name="CharStyle20"><text:span text:style-name="T5">a</text:span></text:span><text:span text:style-name="CharStyle20"><text:span text:style-name="T11">uky 20. storočia. Duch pýchy zúri po svete. Namyslenosť a nepravá osvietenosť zbavujú ľudí viery, keď kto čo nerozumie a pochopiť nemôže, už to zapiera a neverí. — Potom búr</text:span></text:span><text:span text:style-name="CharStyle20"><text:span text:style-name="T2">e</text:span></text:span><text:span text:style-name="CharStyle20"><text:span text:style-name="T11">nie, nepokojnosť, ponosy, ne­svedomité reči zkazených súdruhov tiež činia ťažkou vojenskú poslušnosť. Od takých treba bočiť, predstavených ale neposudzuj, lež bez protimluvy kráčaj po rovnej ceste poslušnosti.</text:span></text:span></text:p>
        <text:p text:style-name="P28"><text:span text:style-name="CharStyle20"><text:span text:style-name="T11">Kto dostal doma dobrú výchovu, riadne poslúchal rodičo</text:span></text:span><text:span text:style-name="CharStyle20"><text:span text:style-name="T2">v</text:span></text:span><text:span text:style-name="CharStyle20"><text:span text:style-name="T11">; ten aj na vojančine ochotne poslúcha predstavených. A potom pomysli le</text:span></text:span><text:span text:style-name="CharStyle20"><text:span text:style-name="T2">n</text:span></text:span><text:span text:style-name="CharStyle20"><text:span text:style-name="T11">: Poslúchať musí</text:span></text:span><text:span text:style-name="CharStyle20"><text:span text:style-name="T2">š</text:span></text:span><text:span text:style-name="CharStyle20"><text:span text:style-name="T11">; — tedy radšej poslúchaj ochotne, aspoň ti to ľahšie padne. A ďalej ľahšie je poslúchať;</text:span></text:span><text:span text:style-name="CharStyle28"><text:span text:style-name="T2"> </text:span></text:span><text:span text:style-name="CharStyle10"><text:span text:style-name="T11">nežli d</text:span></text:span><text:span text:style-name="CharStyle10"><text:span text:style-name="T2">o</text:span></text:span><text:span text:style-name="CharStyle10"><text:span text:style-name="T11">bre rozkazovať. Aj sv. Peter nás napomína, aby sme poddaní boli pre Bo</text:span></text:span><text:span text:style-name="CharStyle10"><text:span text:style-name="T2">h</text:span></text:span><text:span text:style-name="CharStyle10"><text:span text:style-name="T11">a, s úplnou úctou nielen dobrým a láskavým, lež aj zlým predstaveným Ľahšie je po</text:span></text:span><text:span text:style-name="CharStyle10"><text:span text:style-name="T15">sl</text:span></text:span><text:span text:style-name="CharStyle10"><text:span text:style-name="T11">úchať ochotne, nežli nechutne. Poslúchaj tedy vďa­čne, z lásky ku svojmu stavu, z lásky k Bohu, z lásky k panovn</text:span></text:span><text:span text:style-name="CharStyle10"><text:span text:style-name="T5">i</text:span></text:span><text:span text:style-name="CharStyle10"><text:span text:style-name="T11">kovi; z lásky k vlasti. Nehľaď na osobu, lež cti predstave­ných pre ich úrad. Poslúchaj ľudi pre Boha, vtedy bude tvoja poslušnosť zásluhy plná. Však aj tvoji predstavení musia poslúchať vyšš</text:span></text:span><text:span text:style-name="CharStyle10"><text:span text:style-name="T5">i</text:span></text:span><text:span text:style-name="CharStyle10"><text:span text:style-name="T11">ch predstavených; t</text:span></text:span><text:span text:style-name="CharStyle10"><text:span text:style-name="T15">i</text:span></text:span><text:span text:style-name="CharStyle10"><text:span text:style-name="T11">to zas vyšších; ti najvyšš</text:span></text:span><text:span text:style-name="CharStyle10"><text:span text:style-name="T5">i</text:span></text:span><text:span text:style-name="CharStyle10"><text:span text:style-name="T11"> kráľa, a kráľ zas Boha. A potom však každý človek poslúcha dakoho. Hrieš­nik poslúcha svoje náruživosti, a je otro­kom svojich náchylnosti. To ale ani vojak nesmie zabudnúť, že viac treba poslúchať Boha, nežli ľudí; tedy hrešiť nesmieš ni­komu k vôli. </text:span></text:span><text:span text:style-name="CharStyle20"><text:span text:style-name="T11">—</text:span></text:span><text:span text:style-name="CharStyle10"><text:span text:style-name="T11"> Poslušný vojak je oby­čajne dobrým vojakom, predstaven</text:span></text:span><text:span text:style-name="CharStyle10"><text:span text:style-name="T5">i</text:span></text:span><text:span text:style-name="CharStyle10"><text:span text:style-name="T11"> a súd­ruhovia si ho vážia; trestaný nebýva, je vtipný, bedlivý, spoľahliv</text:span></text:span><text:span text:style-name="CharStyle10"><text:span text:style-name="T2">ý</text:span></text:span><text:span text:style-name="CharStyle10"><text:span text:style-name="T11">; je on celým vojakom. A keď uplynie čas vojenskej služby, zralý, vycvičený sa navráti domov, rady si dá v jakejkoľvek ťa</text:span></text:span><text:span text:style-name="CharStyle10"><text:span text:style-name="T2">ž</text:span></text:span><text:span text:style-name="CharStyle10"><text:span text:style-name="T11">kosti. Vďačne pamätá na svoju vojenskú dob</text:span></text:span><text:span text:style-name="CharStyle10"><text:span text:style-name="T2">u</text:span></text:span><text:span text:style-name="CharStyle10"><text:span text:style-name="T11">; u vojska ale je prijemná jeho pamiatka.</text:span></text:span></text:p>
        <text:p text:style-name="P6"><text:span text:style-name="CharStyle29"><text:span text:style-name="T2"/></text:span></text:p>
        <text:h text:style-name="P15" text:outline-level="2"><text:bookmark-start text:name="bookmark8"/><text:span text:style-name="CharStyle14"><text:span text:style-name="T11">IV. Vernosť k povinnosti a cit statočnosti.</text:span></text:span><text:bookmark-end text:name="bookmark8"/></text:h>
        <text:p text:style-name="P4"><text:span text:style-name="CharStyle35"><text:span text:style-name="T2"/></text:span></text:p>
        <text:p text:style-name="P12"><text:span text:style-name="CharStyle35"><text:span text:style-name="T2"/></text:span></text:p>
        <text:p text:style-name="P8"><text:span text:style-name="CharStyle10"><text:span text:style-name="T11">Vernosť muža má býť nezlomná. Lenže koľk</text:span></text:span><text:span text:style-name="CharStyle10"><text:span text:style-name="T2">í</text:span></text:span><text:span text:style-name="CharStyle10"><text:span text:style-name="T11"> ju lámu ešte aj vo vojenskom stave. </text:span></text:span><text:soft-page-break/><text:span text:style-name="CharStyle10"><text:span text:style-name="T11">Vernosť sa má zjavovať aj v úprimnost</text:span></text:span><text:span text:style-name="CharStyle10"><text:span text:style-name="T2">i </text:span></text:span><text:span text:style-name="CharStyle10"><text:span text:style-name="T11">smýšľania a slov, </text:span></text:span><text:span text:style-name="CharStyle10"><text:span text:style-name="T2">v</text:span></text:span><text:span text:style-name="CharStyle10"><text:span text:style-name="T11"> stálosti pr</text:span></text:span><text:span text:style-name="CharStyle10"><text:span text:style-name="T16">i</text:span></text:span><text:span text:style-name="CharStyle10"><text:span text:style-name="T11">sahy, v pl­nen</text:span></text:span><text:span text:style-name="CharStyle10"><text:span text:style-name="T16">i</text:span></text:span><text:span text:style-name="CharStyle10"><text:span text:style-name="T11"> povinnosti. Život nenie zábavou, lež cestou povinnosti My čo kresťania, čo ľudia, čo vojaci máme svoje povinnosti. Čili isté veci máme konať; iných zas sa máme zdržovať. Pr</text:span></text:span><text:span text:style-name="CharStyle10"><text:span text:style-name="T2">í</text:span></text:span><text:span text:style-name="CharStyle10"><text:span text:style-name="T11">kazy a zákony i nariadenia nás viažu.</text:span></text:span></text:p>
        <text:p text:style-name="P8"><text:span text:style-name="CharStyle10"><text:span text:style-name="T11">V prísahe sľubuje vojak zachovávať všetko to, čo od neho žiadajú vojenské rozkazy a nariadenia. Kto ináč jedná, tres­taný býva, nebýva vážený. Vernosť vojaka žiada úplnú poslušnosť až po hrob a verné plnenie aj tých najmenš</text:span></text:span><text:span text:style-name="CharStyle10"><text:span text:style-name="T16">i</text:span></text:span><text:span text:style-name="CharStyle10"><text:span text:style-name="T11">ch povinnosti. </text:span></text:span><text:span text:style-name="CharStyle10"><text:span text:style-name="T2">— </text:span></text:span><text:span text:style-name="CharStyle10"><text:span text:style-name="T11">Vojaci aj česť spom</text:span></text:span><text:span text:style-name="CharStyle10"><text:span text:style-name="T16">i</text:span></text:span><text:span text:style-name="CharStyle10"><text:span text:style-name="T11">najú. Vnútorná česť je pravdivá cena človeka. Zovnútorná česť ale je uznanie tejto ceny. Česti sa nesmie dať zbaviť člove</text:span></text:span><text:span text:style-name="CharStyle10"><text:span text:style-name="T2">k</text:span></text:span><text:span text:style-name="CharStyle10"><text:span text:style-name="T11">; aby sa to ale stať mohlo, musi človek vždy zachovať svoju vnútornú cenu; vtedy človeka si každý musi vážiť. Ctižiadosť málo osož</text:span></text:span><text:span text:style-name="CharStyle10"><text:span text:style-name="T6">i</text:span></text:span><text:span text:style-name="CharStyle10"><text:span text:style-name="T11"> človekovi. Základom česti je čnostný život. Vojak</text:span></text:span><text:span text:style-name="CharStyle29"><text:span text:style-name="T11"> </text:span></text:span><text:span text:style-name="CharStyle20"><text:span text:style-name="T11">musi mať cit statočnosti, a vtedy nebude páchať op</text:span></text:span><text:span text:style-name="CharStyle20"><text:span text:style-name="T6">l</text:span></text:span><text:span text:style-name="CharStyle20"><text:span text:style-name="T11">anské skutky</text:span></text:span><text:span text:style-name="CharStyle20"><text:span text:style-name="T2">,</text:span></text:span><text:span text:style-name="CharStyle20"><text:span text:style-name="T11"> ctižiadosť môže nás k dobrým veciam vzbudzovať, ale aj k hriechu pokúšať; ctižiadosť nehľadá slávu Božiu, lež chválu ľudskú. Ctižiadosť nebýva sprevádzan</text:span></text:span><text:span text:style-name="CharStyle20"><text:span text:style-name="T2">á</text:span></text:span><text:span text:style-name="CharStyle20"><text:span text:style-name="T11"> zásluhami. Pravdivý cit statočnosti zbudzuje človeka k plneniu povinnosti, odvracia ho od hriechov, napl­ňuje ho láskou ku stavu jeho.</text:span></text:span></text:p>
        <text:p text:style-name="P8"><text:span text:style-name="CharStyle21"><text:span text:style-name="T11">Povinnosti verný vojak usiluje sa na­učiť všetko, čo musi v</text:span></text:span><text:span text:style-name="CharStyle20"><text:span text:style-name="T6">e</text:span></text:span><text:span text:style-name="CharStyle20"><text:span text:style-name="T11">deť, aby bol dob­rým vojakom. Neklesá na mysli, keď je chova slabá, zachádzanie surové. Má-li vojak dobrú vôľu, predstaven</text:span></text:span><text:span text:style-name="CharStyle20"><text:span text:style-name="T6">i</text:span></text:span><text:span text:style-name="CharStyle20"><text:span text:style-name="T11"> to zbadajú, a takého vojaka milujú. Svedom</text:span></text:span><text:span text:style-name="CharStyle20"><text:span text:style-name="T6">í</text:span></text:span><text:span text:style-name="CharStyle20"><text:span text:style-name="T11">t</text:span></text:span><text:span text:style-name="CharStyle20"><text:span text:style-name="T6">e</text:span></text:span><text:span text:style-name="CharStyle20"><text:span text:style-name="T11"> plň svoje povinnosti z ohľadu na Boha a na svoju pr</text:span></text:span><text:span text:style-name="CharStyle20"><text:span text:style-name="T6">i</text:span></text:span><text:span text:style-name="CharStyle20"><text:span text:style-name="T11">sahu vojenskú. Konaj svoju prácu presne. Nemá</text:span></text:span><text:span text:style-name="CharStyle20"><text:span text:style-name="T16">rn</text:span></text:span><text:span text:style-name="CharStyle20"><text:span text:style-name="T11">i čas. Usiluj sa byť všade prvým. Neochúňaj sa; všetko si pokojne rozváž. Presnosť je poriadok v čase. V poriadku máš mať rúcho, zbroj, stroj. Nezapr</text:span></text:span><text:span text:style-name="CharStyle20"><text:span text:style-name="T16">i</text:span></text:span><text:span text:style-name="CharStyle20"><text:span text:style-name="T11">čiňuj si hrešenie a tresty. Buď veselý, spokojný, mrzutosti chladnokrvne znášaj.</text:span></text:span></text:p>
        <text:p text:style-name="P8"><text:span text:style-name="CharStyle20"><text:span text:style-name="T11">Cit statočnosti čo</text:span></text:span><text:span text:style-name="CharStyle20"><text:span text:style-name="T2"> </text:span></text:span><text:span text:style-name="CharStyle20"><text:span text:style-name="T11">úkon svedomia po­zoruje, aby sme nečinili nič nespravedlivého, neslušného, nedovoleného. A kto</text:span></text:span><text:span text:style-name="CharStyle28"><text:span text:style-name="T11"> </text:span></text:span><text:span text:style-name="CharStyle10"><text:span text:style-name="T11">nasleduje tento cit statočnosti, ten dobre smýšľa aj o bližnom svojom, preukiazuje úctu bližnému. Dobrý vojak cti predstave­ných, lebo od Boha dostali svoj úrad. A tak mu snadno padne poslúchať A keby sa aj nespravodlivo snim zachádzalo, vďačne to znáša: lebo však nie hanbou, lež česťou je nevinne trpe</text:span></text:span><text:span text:style-name="CharStyle10"><text:span text:style-name="T2">ť</text:span></text:span><text:span text:style-name="CharStyle10"><text:span text:style-name="T11">.</text:span></text:span></text:p>
        <text:p text:style-name="P8"><text:span text:style-name="CharStyle10"><text:span text:style-name="T11">Dobrý vojak váži si aj svoj stav. Snáď nechcel byť vojakom. Keď ho ale Boh postavil do vojenského stavu, statočne sa chová a miluje svoj stav. Dobre vie, že je to voľká vec, bojovať za kráľa a za vlasť. Miluje aj svoj pluk, s radosťou bere účasť na cvičeniach, slávnosťach pluku. Ešte aj po odbaven</text:span></text:span><text:span text:style-name="CharStyle10"><text:span text:style-name="T6">i</text:span></text:span><text:span text:style-name="CharStyle10"><text:span text:style-name="T11"> vojenskej služby dlhé roky </text:span></text:span><text:soft-page-break/><text:span text:style-name="CharStyle10"><text:span text:style-name="T11">spominá pripadnosti pluku s radosťou. Na­ozaj dobrý vajak je aj spoločnosti dobrým a osožným údom.</text:span></text:span></text:p>
        <text:h text:style-name="P15" text:outline-level="2"><text:span text:style-name="CharStyle14"><text:span text:style-name="T11"/></text:span></text:h>
        <text:h text:style-name="P19" text:outline-level="2"><text:bookmark-start text:name="bookmark10"/><text:span text:style-name="CharStyle14"><text:span text:style-name="T11">V. Miernosť a mravnosť.</text:span></text:span><text:bookmark-end text:name="bookmark10"/></text:h>
        <text:p text:style-name="P8"><text:span text:style-name="CharStyle10"><text:span text:style-name="T11"/></text:span></text:p>
        <text:p text:style-name="P26"><text:span text:style-name="CharStyle10"><text:span text:style-name="T11">Vojak má býť mužom, celým mužom; muž je obrazom sily, zdravia, silný na tele a na duši, istý vo vôli, odhodlaný v jed­nan</text:span></text:span><text:span text:style-name="CharStyle10"><text:span text:style-name="T6">i</text:span></text:span><text:span text:style-name="CharStyle10"><text:span text:style-name="T11">. Silu mládeže podrývajú: nemiernosť</text:span></text:span><text:span text:style-name="CharStyle29"><text:span text:style-name="T11"> </text:span></text:span><text:span text:style-name="CharStyle10"><text:span text:style-name="T11">a nemravnosť; tieto cecajú špiky </text:span></text:span><text:span text:style-name="CharStyle10"><text:span text:style-name="T2">ľ</text:span></text:span><text:span text:style-name="CharStyle10"><text:span text:style-name="T11">udu</text:span></text:span><text:span text:style-name="CharStyle10"><text:span text:style-name="T2">, </text:span></text:span><text:span text:style-name="CharStyle10"><text:span text:style-name="T11">nebezpečnejšie sú ony, nežli ten najm</text:span></text:span><text:span text:style-name="CharStyle10"><text:span text:style-name="T7">i</text:span></text:span><text:span text:style-name="CharStyle10"><text:span text:style-name="T11">losrdnejši nepriateľ. Bohužiaľ tieto náruži­vosti sú všade doma. Vojska rozkazy a rozličné nariadenia stoja v ceste týmto n</text:span></text:span><text:span text:style-name="CharStyle10"><text:span text:style-name="T17">á</text:span></text:span><text:span text:style-name="CharStyle10"><text:span text:style-name="T11">ruživosťam. Výstupnosť býva trestaná. A predsa právne sa obávajú rodičia, či sa ich syn nepokaz</text:span></text:span><text:span text:style-name="CharStyle10"><text:span text:style-name="T7">i</text:span></text:span><text:span text:style-name="CharStyle10"><text:span text:style-name="T11"> na vojančine? — Bude-l</text:span></text:span><text:span text:style-name="CharStyle10"><text:span text:style-name="T2">i </text:span></text:span><text:span text:style-name="CharStyle10"><text:span text:style-name="T11">poriadnym vojakom, vojenský stav mu len osožný bude. Sú tam sice prudké pokušenia; jestli im ale nepodľahne, stane sa ce­lým mužom. A preto sa musia mladi ľudia pripraviť k vojenskému stavu silným pred­savzatím, že vieru a mravnosť aj čo vo­jaci zachovajú. Hneď z počiatku musia statne premáhať veľkie pokušenia. Nadovšetko ale báť sa musi vojak nemiernosti a nemravnosti. Tieto dve náruživosti sú jako dve sestry, lieh je otravou ľudu; on naplňuje nemocnice, blázince, žaláre. Prečo-že tedy pijú ľudia? Lebo iných vidia piť. A čo-že p</text:span></text:span><text:span text:style-name="CharStyle10"><text:span text:style-name="T17">í</text:span></text:span><text:span text:style-name="CharStyle10"><text:span text:style-name="T11">jú? Chorobu, sprostosť, chu­dobu, biedu, hriešnosť, zúfanie, smrť, — peklo. Následkom korheľstva mnoh</text:span></text:span><text:span text:style-name="CharStyle10"><text:span text:style-name="T2">i</text:span></text:span><text:span text:style-name="CharStyle10"><text:span text:style-name="T11"> sa stali chudobnými, chorými, hriešnymi, za­tratenými. V Amerike a Anglicku premnohí</text:span></text:span><text:span text:style-name="CharStyle29"><text:span text:style-name="T11"> </text:span></text:span><text:span text:style-name="CharStyle10"><text:span text:style-name="T11">sa úplne zdržujú liehu. Kto ale je tak Sla­bý: že neni </text:span></text:span><text:span text:style-name="CharStyle10"><text:span text:style-name="T2">v</text:span></text:span><text:span text:style-name="CharStyle10"><text:span text:style-name="T11"> stave úplne sa zdržať liehu</text:span></text:span><text:span text:style-name="CharStyle10"><text:span text:style-name="T2">, </text:span></text:span><text:span text:style-name="CharStyle10"><text:span text:style-name="T11">nech ho aspoň mierne užíva. Lieh nič neni osožný, škodu ale veľkú spôsobuje. Lieh nezahreje, neni záživný, nedá sily, nepo</text:span></text:span><text:span text:style-name="CharStyle10"><text:span text:style-name="T2">m</text:span></text:span><text:span text:style-name="CharStyle10"><text:span text:style-name="T11">ahá žalúdku, nepodporuje veselosť ducha? A keď na chv</text:span></text:span><text:span text:style-name="CharStyle10"><text:span text:style-name="T7">i</text:span></text:span><text:span text:style-name="CharStyle10"><text:span text:style-name="T11">ľu aj rozpáli človeka, tým slabší je človek potom; korheľstvo sa veľmi ľahko stane obyčajou, a potrebou. Veľmi neprajn</text:span></text:span><text:span text:style-name="CharStyle10"><text:span text:style-name="T7">e</text:span></text:span><text:span text:style-name="CharStyle10"><text:span text:style-name="T11"> </text:span></text:span><text:span text:style-name="CharStyle10"><text:span text:style-name="T7">u</text:span></text:span><text:span text:style-name="CharStyle10"><text:span text:style-name="T11">činkuje pijanstvo na srdco a na modzgy. Korheľ vojak je vystavený hanbe a pokutám. Ke</text:span></text:span><text:span text:style-name="CharStyle10"><text:span text:style-name="T2">ď</text:span></text:span><text:span text:style-name="CharStyle10"><text:span text:style-name="T11"> odchádzaš na vojančinu, nečiň to s krikom a s nemiernosťou. Keď by si sa aj len raz opil na vojančíne, hrozné následky to môže mať pre tvoj celý život.</text:span></text:span></text:p>
        <text:p text:style-name="P8"><text:span text:style-name="CharStyle10"><text:span text:style-name="T11">Obžerstvo vede k nemravnosti. Ne­mravnosť je hnusná, zverská náruživošť. Nesvedčí sa to, aby vojak nemravnosť páchal. Nemravnosť sa protiví duchu kresťanského vojaka. L. Flori</text:span></text:span><text:span text:style-name="CharStyle10"><text:span text:style-name="T7">a</text:span></text:span><text:span text:style-name="CharStyle10"><text:span text:style-name="T11">n, Juraj, Sebastian, Martin aj vo vojenskom stave pannensko čistý život viedli. Aj vojaka viaže šiesty príkaz Boží: Nesosmilníš. Chlipnos</text:span></text:span><text:span text:style-name="CharStyle10"><text:span text:style-name="T2">ť </text:span></text:span><text:span text:style-name="CharStyle10"><text:span text:style-name="T11">je veľkou nebandlivosťou. Sm</text:span></text:span><text:span text:style-name="CharStyle10"><text:span text:style-name="T17">í</text:span></text:span><text:span text:style-name="CharStyle10"><text:span text:style-name="T11">lníci po tme páchajú svoje ohavne </text:span></text:span><text:soft-page-break/><text:span text:style-name="CharStyle10"><text:span text:style-name="T11">hnusnosti. A keď sa hanbí milník hrešiť pred ľuďmi, prečo</text:span></text:span><text:span text:style-name="CharStyle28"><text:span text:style-name="T11"> </text:span></text:span><text:span text:style-name="CharStyle10"><text:span text:style-name="T2">s</text:span></text:span><text:span text:style-name="CharStyle10"><text:span text:style-name="T11">a nehanbí svoje ohavnosti páchať pre</text:span></text:span><text:span text:style-name="CharStyle10"><text:span text:style-name="T17">d</text:span></text:span><text:span text:style-name="CharStyle10"><text:span text:style-name="T2"> </text:span></text:span><text:span text:style-name="CharStyle10"><text:span text:style-name="T11">Bohom a pred anjelom srážcom? Nemravnosť je veľmi nebezpečnou náruživosťou lebo sm</text:span></text:span><text:span text:style-name="CharStyle10"><text:span text:style-name="T7">í</text:span></text:span><text:span text:style-name="CharStyle10"><text:span text:style-name="T11">lník vrhá sa myšlienkami, žiadosťami, slovami, skukami do množstva hrie</text:span></text:span><text:span text:style-name="CharStyle10"><text:span text:style-name="T2">­</text:span></text:span><text:span text:style-name="CharStyle10"><text:span text:style-name="T11">chov hnusných. Sm</text:span></text:span><text:span text:style-name="CharStyle10"><text:span text:style-name="T17">í</text:span></text:span><text:span text:style-name="CharStyle10"><text:span text:style-name="T11">ln</text:span></text:span><text:span text:style-name="CharStyle10"><text:span text:style-name="T7">i</text:span></text:span><text:span text:style-name="CharStyle10"><text:span text:style-name="T11">k sa zbavuje nevin­nosti, viery, ba i nádeje, chlipnosť </text:span></text:span><text:span text:style-name="CharStyle10"><text:span text:style-name="T2">j</text:span></text:span><text:span text:style-name="CharStyle10"><text:span text:style-name="T7">e</text:span></text:span><text:span text:style-name="CharStyle10"><text:span text:style-name="T2"> </text:span></text:span><text:span text:style-name="CharStyle10"><text:span text:style-name="T11">otravou tela i duše. Dľa sv. Pavla sm</text:span></text:span><text:span text:style-name="CharStyle10"><text:span text:style-name="T7">í</text:span></text:span><text:span text:style-name="CharStyle10"><text:span text:style-name="T11">lni</text:span></text:span><text:span text:style-name="CharStyle10"><text:span text:style-name="T17">k</text:span></text:span><text:span text:style-name="CharStyle10"><text:span text:style-name="T11"> nemá podielu v královstve Krista a Boha. Tedy smílnik nemôže byť dobrým vojakom. — Zkazená náchylnosť tela a mnohé zovnútorné pokušenia zbudzujú vojaka k necudtiam. Lenže pokušenia treba prevládať, zlý</text:span></text:span><text:span text:style-name="CharStyle10"><text:span text:style-name="T17">m</text:span></text:span><text:span text:style-name="CharStyle10"><text:span text:style-name="T11"> osobám, tanečným zabavám, zkazenýn knihám vyhybovať. Pozor treba dať na oč</text:span></text:span><text:span text:style-name="CharStyle10"><text:span text:style-name="T17">i</text:span></text:span><text:span text:style-name="CharStyle10"><text:span text:style-name="T11"> </text:span></text:span><text:span text:style-name="CharStyle10"><text:span text:style-name="T2">a</text:span></text:span><text:span text:style-name="CharStyle10"><text:span text:style-name="T11"> na uši. K tomuto ale je potrebná milos</text:span></text:span><text:span text:style-name="CharStyle10"><text:span text:style-name="T17">ť</text:span></text:span><text:span text:style-name="CharStyle10"><text:span text:style-name="T11"> Božia, ktorú ti ziska vrúcna modlitba. Pa­mätaj pri pokušení na svoj</text:span></text:span><text:span text:style-name="CharStyle10"><text:span text:style-name="T7">í</text:span></text:span><text:span text:style-name="CharStyle10"><text:span text:style-name="T11">ch rodičov, </text:span></text:span><text:span text:style-name="CharStyle10"><text:span text:style-name="T17">na</text:span></text:span><text:span text:style-name="CharStyle10"><text:span text:style-name="T2"> </text:span></text:span><text:span text:style-name="CharStyle10"><text:span text:style-name="T11">deň prvého prijímania, pamätaj na muky Spasiteľa, vzdychni si k Bohorodičke, k anjelovi strážcovi. — Nezačinaj si žiadne</text:span></text:span><text:span text:style-name="CharStyle10"><text:span text:style-name="T17">j</text:span></text:span><text:span text:style-name="CharStyle10"><text:span text:style-name="T11"> známosti. Kolké </text:span></text:span><text:span text:style-name="CharStyle10"><text:span text:style-name="T7">u</text:span></text:span><text:span text:style-name="CharStyle10"><text:span text:style-name="T11">bohé devy prišly o všetk</text:span></text:span><text:span text:style-name="CharStyle10"><text:span text:style-name="T17">o</text:span></text:span><text:span text:style-name="CharStyle10"><text:span text:style-name="T11"> následkou známosti. Známosť bez výhľadu na sobáš je nemravnosťou a nesvedomitos</text:span></text:span><text:span text:style-name="CharStyle10"><text:span text:style-name="T17">ť</text:span></text:span><text:span text:style-name="CharStyle10"><text:span text:style-name="T11">ou. Tedy nestaň sa otrokom hriešnej zná­mosti, ktorá by ťa mohla spraviť časne i</text:span></text:span><text:span text:style-name="CharStyle28"><text:span text:style-name="T11"> </text:span></text:span><text:span text:style-name="CharStyle10"><text:span text:style-name="T11">večne nešťastným. Prem</text:span></text:span><text:span text:style-name="CharStyle10"><text:span text:style-name="T7">a</text:span></text:span><text:span text:style-name="CharStyle10"><text:span text:style-name="T11">haj sa, abys zv</text:span></text:span><text:span text:style-name="CharStyle10"><text:span text:style-name="T7">i</text:span></text:span><text:span text:style-name="CharStyle10"><text:span text:style-name="T11">ťa­zil, panuj nad sebou, abys bol slobodným.</text:span></text:span></text:p>
        <text:h text:style-name="P15" text:outline-level="2"><text:span text:style-name="CharStyle14"><text:span text:style-name="T11"/></text:span></text:h>
        <text:h text:style-name="P19" text:outline-level="2"><text:bookmark-start text:name="bookmark12"/><text:span text:style-name="CharStyle14"><text:span text:style-name="T11">VI. Smelosť a veselosť.</text:span></text:span><text:bookmark-end text:name="bookmark12"/></text:h>
        <text:p text:style-name="P8"><text:span text:style-name="CharStyle10"><text:span text:style-name="T11"/></text:span></text:p>
        <text:p text:style-name="P26"><text:span text:style-name="CharStyle10"><text:span text:style-name="T11">Vojak sa nesmie báť, silne a odhod­lan</text:span></text:span><text:span text:style-name="CharStyle10"><text:span text:style-name="T2">e</text:span></text:span><text:span text:style-name="CharStyle10"><text:span text:style-name="T11"> sa musí chovať, nebezpečia sa nesmie </text:span></text:span><text:span text:style-name="CharStyle10"><text:span text:style-name="T17">ľ</text:span></text:span><text:span text:style-name="CharStyle10"><text:span text:style-name="T11">akať, statne musí svoje povinnosti plniť. Chúlostivosť bojazlivá má byť vyobcovaná z vojska. Miernosť a mravnosť skytajú silu. Vo</text:span></text:span><text:span text:style-name="CharStyle10"><text:span text:style-name="T17">j</text:span></text:span><text:span text:style-name="CharStyle10"><text:span text:style-name="T11">ak musí byť smelý. Pravidelná smelosť je vojenskou čnosťou. Bezočivá opovážli­vosť nič nestojí. Vojak musí múdre panovať nad sebou. Smelosť dobrého vojaka opiera sa na Boha. A preto dobre smelý vojak je veselý</text:span></text:span><text:span text:style-name="CharStyle22"><text:span text:style-name="T2">,</text:span></text:span><text:span text:style-name="CharStyle10"><text:span text:style-name="T11"> vždy je blážený a osožný. Vo vojne je potrebná smelosť k nápadu, v pokoji zas k trpezlivému znášaniu neprí­jemnosti. Miluješ-ci kráľa a vlasť, smelým vojakom musiš býť. Nevôľou si nepomôžeš, súdruhov pohoršuješ. Nosiš-li vojenské rúcho, maj aj vojensko smelé srdco. — Smelosť už z domu dones so sebou, Ne­daj sa ničim znechutiť. Keď premôžeš prvé prekážky, ľahko ti padnú neskoršie ťažkosti. Rovnorúcho, zbroj, vojenské stroje, služba, zachádzanie: sú neráz tvrdé veci. Cvičenie v zime, vo vetre, v prachu v blate: to nenie žart; ale treba vždy zachovať sme­losť! Smelo znášaj aj grobianstvo a iné trápenie. Ponos, smutnosť ti nepomôžu. — Lenže tvoja veselosť nesmie byť samopaš­nou Žarty </text:span></text:span><text:soft-page-break/><text:span text:style-name="CharStyle10"><text:span text:style-name="T11">vítané b</text:span></text:span><text:span text:style-name="CharStyle10"><text:span text:style-name="T8">y</text:span></text:span><text:span text:style-name="CharStyle10"><text:span text:style-name="T11">vajú. Lenže kde je žart, tam je malá smelosť. Veselosť vojaka má mať svoj koreň v čistom svedomí. Čisté svedomie činí človeka spokojným a vese­lým. Taký vojak čim svedomitejšie plní svoju povinnosť a nestará sa o druhých Nepríjemností ale obetuje Bohu za svoje poklesky. Máš-li kresťanskú myseľ, zbožné srdco, pevnú vier</text:span></text:span><text:span text:style-name="CharStyle10"><text:span text:style-name="T2">u</text:span></text:span><text:span text:style-name="CharStyle10"><text:span text:style-name="T11">: vždy bude</text:span></text:span><text:span text:style-name="CharStyle10"><text:span text:style-name="T8">s</text:span></text:span><text:span text:style-name="CharStyle10"><text:span text:style-name="T11"> veselo opkojný. Čim je kto netrpezlivejší, tým viac ho tlačia každodenné križe. Kto sa Boha Bojí, ten sa nemusí ľud</text:span></text:span><text:span text:style-name="CharStyle10"><text:span text:style-name="T8">i</text:span></text:span><text:span text:style-name="CharStyle10"><text:span text:style-name="T11"> báť. Dobrý vojak sa nehanbí za svoje krsťanské presvedčenie a </text:span></text:span><text:span text:style-name="CharStyle10"><text:span text:style-name="T2">—</text:span></text:span><text:span text:style-name="CharStyle10"><text:span text:style-name="T11"> je-li potrebné, uzná svojho Spasiťeľa; a to je tá pravdiv</text:span></text:span><text:span text:style-name="CharStyle10"><text:span text:style-name="T8">a</text:span></text:span><text:span text:style-name="CharStyle10"><text:span text:style-name="T11"> kresťanská smelosť. Keď sa pohan nehanbí za svoju vier</text:span></text:span><text:span text:style-name="CharStyle10"><text:span text:style-name="T2">u</text:span></text:span><text:span text:style-name="CharStyle10"><text:span text:style-name="T11">: kresťan by sa mal hanbiť? Ktorý vojak smelo vyznáva svoje n</text:span></text:span><text:span text:style-name="CharStyle10"><text:span text:style-name="T8">a</text:span></text:span><text:span text:style-name="CharStyle10"><text:span text:style-name="T11">boženské presved­čenie, ten sa ani nepriateľa neľakne, lež svoju smelosť hrdinskými skutkami dokáže.</text:span></text:span></text:p>
        <text:p text:style-name="P6"><text:span text:style-name="CharStyle29"><text:span text:style-name="T11"/></text:span></text:p>
        <text:h text:style-name="P16" text:outline-level="2"><text:bookmark-start text:name="bookmark14"/><text:span text:style-name="CharStyle14"><text:span text:style-name="T11">VI</text:span></text:span><text:span text:style-name="CharStyle14"><text:span text:style-name="T18">I.</text:span></text:span><text:span text:style-name="CharStyle14"><text:span text:style-name="T11"> Nábožnosť.</text:span></text:span><text:bookmark-end text:name="bookmark14"/></text:h>
        <text:p text:style-name="P8"><text:span text:style-name="CharStyle10"><text:span text:style-name="T11"/></text:span></text:p>
        <text:p text:style-name="P26"><text:span text:style-name="CharStyle10"><text:span text:style-name="T11">Planý kresťan je aj planým vojakom. Kto Bohu zle slúži, jako by mohol kráľovi dobre slúžiť.? Kto na Boha pamätá, s po­žehnaním Božím ľahko bude plniť svoje vojenské povinnosti. Dobrý vojak každý deň sa modlí tie modlitby, ktoré sa na­učil doma. Povolanie s nebezpečensvom spojené obyčajne nábožným činí človeka. A tak aj vojak má býť nábožný. Kto ale z domu nedoniesol nábožností, ten jej ťažko nadobudne pri vojsku Lenže keď gule hv</text:span></text:span><text:span text:style-name="CharStyle10"><text:span text:style-name="T8">i</text:span></text:span><text:span text:style-name="CharStyle10"><text:span text:style-name="T11">zdajú; nejeden sa nauči modliť. — Zachovaj svoju vieru. Obživuj ťa modlitba. Modlisa, keby ťa i posmivali. Považuj mod­litbu za drahocenný poklad, ktorý nesmieš od seba odhodiť. Dľa pr</text:span></text:span><text:span text:style-name="CharStyle10"><text:span text:style-name="T8">i</text:span></text:span><text:span text:style-name="CharStyle10"><text:span text:style-name="T11">sahy zachovať musíš vernosť nielen ku kráľovi, ale aj k Bohu. Zkazonosná a mýlna je tá mienka, že vojak nemus</text:span></text:span><text:span text:style-name="CharStyle10"><text:span text:style-name="T8">i</text:span></text:span><text:span text:style-name="CharStyle10"><text:span text:style-name="T11"> byť zbožný. Bezbožný a nemravný vojak len zlým vojakom môže byť. Potom nábožnosť ľahkou činé aj po­slušnosť. Ako-že to ale stoji s tvojou po­božnosťou? Aj vojak sa musi modliť; viera je mrcha bez pobožnosti a modlitby.</text:span></text:span><text:span text:style-name="CharStyle29"><text:span text:style-name="T11"> </text:span></text:span><text:span text:style-name="CharStyle10"><text:span text:style-name="T11">Duch svätý tvrdi, že sa mus</text:span></text:span><text:span text:style-name="CharStyle10"><text:span text:style-name="T18">i</text:span></text:span><text:span text:style-name="CharStyle10"><text:span text:style-name="T11">me modliť. Je pravda, že je </text:span></text:span><text:span text:style-name="CharStyle10"><text:span text:style-name="T2">ť</text:span></text:span><text:span text:style-name="CharStyle10"><text:span text:style-name="T11">ažko v kasárni verejne sa modliť; vieru netreba posmechu vystaviť. Modliť sa m</text:span></text:span><text:span text:style-name="CharStyle10"><text:span text:style-name="T18">o</text:span></text:span><text:span text:style-name="CharStyle10"><text:span text:style-name="T11">že človek aj v skryte. Pri každej práci môžeme podvihnúť svojho ducha k Bohu. Vždy sa máme modliť. Ráno nikdy nezanedbaj modlitbu. Každý deň je dar Boži, každý deň je spojený s prácou, ťažkosťami, pokušeniami; Boh ale hovor</text:span></text:span><text:span text:style-name="CharStyle10"><text:span text:style-name="T18">i</text:span></text:span><text:span text:style-name="CharStyle10"><text:span text:style-name="T11">, že bez neho nič nevykonám</text:span></text:span><text:span text:style-name="CharStyle10"><text:span text:style-name="T2">e</text:span></text:span><text:span text:style-name="CharStyle10"><text:span text:style-name="T11">; s každého dňa mus</text:span></text:span><text:span text:style-name="CharStyle10"><text:span text:style-name="T8">i</text:span></text:span><text:span text:style-name="CharStyle10"><text:span text:style-name="T11">me počeť klásť. Keď vstaváš prežehnaj sa. Vzbuď v sebe vieru nádej a lásku a i pravý úmysel. Pomodli s</text:span></text:span><text:span text:style-name="CharStyle10"><text:span text:style-name="T2">a</text:span></text:span><text:span text:style-name="CharStyle10"><text:span text:style-name="T11">: Srdco moje k Tebe dvihám hneď za rána</text:span></text:span><text:span text:style-name="CharStyle22"><text:span text:style-name="T2">,</text:span></text:span><text:span text:style-name="CharStyle22"><text:span text:style-name="T11"> Bo</text:span></text:span><text:span text:style-name="CharStyle22"><text:span text:style-name="T2">ž</text:span></text:span><text:span text:style-name="CharStyle22"><text:span text:style-name="T11">e mô</text:span></text:span><text:span text:style-name="CharStyle22"><text:span text:style-name="T2">j</text:span></text:span><text:span text:style-name="CharStyle22"><text:span text:style-name="T11">: jako sa ma chránil v noci</text:span></text:span><text:span text:style-name="CharStyle22"><text:span text:style-name="T2">,</text:span></text:span><text:span text:style-name="CharStyle22"><text:span text:style-name="T11"> </text:span></text:span><text:span text:style-name="CharStyle22"><text:span text:style-name="T2">t</text:span></text:span><text:span text:style-name="CharStyle22"><text:span text:style-name="T11">ak a; vodne primne stoj</text:span></text:span></text:p>
        <text:p text:style-name="P9"><text:soft-page-break/><text:span text:style-name="CharStyle42"><text:span text:style-name="T8">K</text:span></text:span><text:span text:style-name="CharStyle42"><text:span text:style-name="T11">laniam sa </text:span></text:span><text:span text:style-name="CharStyle42"><text:span text:style-name="T18">T</text:span></text:span><text:span text:style-name="CharStyle42"><text:span text:style-name="T11">i, milujem </text:span></text:span><text:span text:style-name="CharStyle42"><text:span text:style-name="T8">Ť</text:span></text:span><text:span text:style-name="CharStyle42"><text:span text:style-name="T11">a s veľmi veľkou d</text:span></text:span><text:span text:style-name="CharStyle42"><text:span text:style-name="T18">ó</text:span></text:span><text:span text:style-name="CharStyle42"><text:span text:style-name="T11">verou, srdco moje len to žiada, č</text:span></text:span><text:span text:style-name="CharStyle42"><text:span text:style-name="T18">o</text:span></text:span><text:span text:style-name="CharStyle42"><text:span text:style-name="T2"> </text:span></text:span><text:span text:style-name="CharStyle42"><text:span text:style-name="T11">je milé pred </text:span></text:span><text:span text:style-name="CharStyle42"><text:span text:style-name="T8">T</text:span></text:span><text:span text:style-name="CharStyle42"><text:span text:style-name="T11">ebou. </text:span></text:span><text:span text:style-name="CharStyle42"><text:span text:style-name="T18">D</text:span></text:span><text:span text:style-name="CharStyle42"><text:span text:style-name="T2">a</text:span></text:span><text:span text:style-name="CharStyle42"><text:span text:style-name="T11">j mi, </text:span></text:span><text:span text:style-name="CharStyle42"><text:span text:style-name="T18">B</text:span></text:span><text:span text:style-name="CharStyle42"><text:span text:style-name="T2">ož</text:span></text:span><text:span text:style-name="CharStyle42"><text:span text:style-name="T11">e, cez celý deň hojnej </text:span></text:span><text:span text:style-name="CharStyle42"><text:span text:style-name="T8">T</text:span></text:span><text:span text:style-name="CharStyle42"><text:span text:style-name="T11">vojej milosti, aby som sa chrá­nil hrichov a </text:span></text:span><text:span text:style-name="CharStyle42"><text:span text:style-name="T8">ž</text:span></text:span><text:span text:style-name="CharStyle42"><text:span text:style-name="T11">il v</text:span></text:span><text:span text:style-name="CharStyle42"><text:span text:style-name="T2">ž</text:span></text:span><text:span text:style-name="CharStyle42"><text:span text:style-name="T11">dy v nevinnosti. </text:span></text:span><text:span text:style-name="CharStyle42"><text:span text:style-name="T2">O</text:span></text:span><text:span text:style-name="CharStyle42"><text:span text:style-name="T11"> </text:span></text:span><text:span text:style-name="CharStyle42"><text:span text:style-name="T8">Ma</text:span></text:span><text:span text:style-name="CharStyle42"><text:span text:style-name="T11">ria </text:span></text:span><text:span text:style-name="CharStyle42"><text:span text:style-name="T8">M</text:span></text:span><text:span text:style-name="CharStyle42"><text:span text:style-name="T11">atko </text:span></text:span><text:span text:style-name="CharStyle42"><text:span text:style-name="T18">Bo</text:span></text:span><text:span text:style-name="CharStyle42"><text:span text:style-name="T2">ž</text:span></text:span><text:span text:style-name="CharStyle42"><text:span text:style-name="T11">ia, nádej moja jedin</text:span></text:span><text:span text:style-name="CharStyle42"><text:span text:style-name="T2">á: </text:span></text:span><text:span text:style-name="CharStyle42"><text:span text:style-name="T11">ochraňuj ma, ke</text:span></text:span><text:span text:style-name="CharStyle42"><text:span text:style-name="T18">ď</text:span></text:span><text:span text:style-name="CharStyle42"><text:span text:style-name="T11"> sa bli</text:span></text:span><text:span text:style-name="CharStyle42"><text:span text:style-name="T8">ž</text:span></text:span><text:span text:style-name="CharStyle42"><text:span text:style-name="T11">i pokušenia ho­dina</text:span></text:span><text:span text:style-name="CharStyle42"><text:span text:style-name="T2">.</text:span></text:span><text:span text:style-name="CharStyle42"><text:span text:style-name="T11"> </text:span></text:span><text:span text:style-name="CharStyle42"><text:span text:style-name="T8">A</text:span></text:span><text:span text:style-name="CharStyle42"><text:span text:style-name="T11">men. </text:span></text:span><text:span text:style-name="CharStyle43"><text:span text:style-name="T2">—</text:span></text:span><text:span text:style-name="CharStyle43"><text:span text:style-name="T11"> A túto modlitbou nauč sa nazpamäť. Každý svoj deň posväč a obe­tuj Bohu touto modlitbou. </text:span></text:span><text:span text:style-name="CharStyle43"><text:span text:style-name="T2">—</text:span></text:span><text:span text:style-name="CharStyle43"><text:span text:style-name="T11"> Tak tiež aj</text:span></text:span><text:span text:style-name="CharStyle28"><text:span text:style-name="T2"> </text:span></text:span><text:span text:style-name="CharStyle20"><text:span text:style-name="T11">večer si pripomeň uda</text:span></text:span><text:span text:style-name="CharStyle20"><text:span text:style-name="T2">l</text:span></text:span><text:span text:style-name="CharStyle20"><text:span text:style-name="T11">osti celého dňa</text:span></text:span><text:span text:style-name="CharStyle20"><text:span text:style-name="T2">, </text:span></text:span><text:span text:style-name="CharStyle20"><text:span text:style-name="T11">vodne spáchané hriechy oľutuj, sľub po­lepšenie a nasledujúcu krátku modlitbu odbav: Ďakujem zo srdca, keď nám noc nastáva, za tú veľkú lásku, ktorú mi Boh dáva. Moje hriechy a zlosti srdečne ľutejem, život môj polepšiť, úprimne sľubujem. Nech mi telo dušu chráni ruka Pána, ktorý všetku milosť, pokoj ľuďom dáva. Anjel </text:span></text:span><text:span text:style-name="CharStyle20"><text:span text:style-name="T18">Boži</text:span></text:span><text:span text:style-name="CharStyle44"><text:span text:style-name="T11">,</text:span></text:span><text:span text:style-name="CharStyle20"><text:span text:style-name="T11"> chráň ma, i Ty, Matko Pána, aby som spoč</text:span></text:span><text:span text:style-name="CharStyle20"><text:span text:style-name="T18">i</text:span></text:span><text:span text:style-name="CharStyle20"><text:span text:style-name="T11">val ticho až do rána. Amen. — Takto jedná zbožn</text:span></text:span><text:span text:style-name="CharStyle20"><text:span text:style-name="T8">y</text:span></text:span><text:span text:style-name="CharStyle20"><text:span text:style-name="T11"> voj</text:span></text:span><text:span text:style-name="CharStyle20"><text:span text:style-name="T18">a</text:span></text:span><text:span text:style-name="CharStyle20"><text:span text:style-name="T11">k. S Bohom vstane,</text:span></text:span><text:span text:style-name="CharStyle20"><text:span text:style-name="T2"> </text:span></text:span><text:span text:style-name="CharStyle20"><text:span text:style-name="T11">s Bohom lihá. Takto sa posilňuje vo viere a silu má proti pokušeniam. Predjedenim a pojeden</text:span></text:span><text:span text:style-name="CharStyle20"><text:span text:style-name="T18">i</text:span></text:span><text:span text:style-name="CharStyle20"><text:span text:style-name="T11"> tiež si pomysli na Boha, od kto­rého všetko máme. Že dobrý vojak neza­nedbá nedeľné bohoslužby, samo-sebou sa rozumie; tak t</text:span></text:span><text:span text:style-name="CharStyle20"><text:span text:style-name="T18">í</text:span></text:span><text:span text:style-name="CharStyle20"><text:span text:style-name="T11">ež aspoň dokoľkokrá</text:span></text:span><text:span text:style-name="CharStyle20"><text:span text:style-name="T18">ť</text:span></text:span><text:span text:style-name="CharStyle20"><text:span text:style-name="T2"> </text:span></text:span><text:span text:style-name="CharStyle20"><text:span text:style-name="T11">prist</text:span></text:span><text:span text:style-name="CharStyle20"><text:span text:style-name="T2">ú</text:span></text:span><text:span text:style-name="CharStyle20"><text:span text:style-name="T11">pi ku sv. sviatostiam do roka</text:span></text:span><text:span text:style-name="CharStyle20"><text:span text:style-name="T2">,</text:span></text:span><text:span text:style-name="CharStyle20"><text:span text:style-name="T11"> aby mal vlády v milosti Božej sotrvať. Veľmi osožné je aj to, keď vojak okola kostola idúc</text:span></text:span><text:span text:style-name="CharStyle20"><text:span text:style-name="T2">,</text:span></text:span><text:span text:style-name="CharStyle20"><text:span text:style-name="T11"> navšt</text:span></text:span><text:span text:style-name="CharStyle20"><text:span text:style-name="T2">í</text:span></text:span><text:span text:style-name="CharStyle20"><text:span text:style-name="T11">vi Najsvätejšieho a prosi ho o jeho požehnanie. — Kebys nešť</text:span></text:span><text:span text:style-name="CharStyle20"><text:span text:style-name="T2">ast</text:span></text:span><text:span text:style-name="CharStyle20"><text:span text:style-name="T11">livý bol do ťažkého hriechu upadnúť, nesotrvávaj v ňom. Vzbudz v sebe dokoná</text:span></text:span><text:span text:style-name="CharStyle20"><text:span text:style-name="T2">ľ</text:span></text:span><text:span text:style-name="CharStyle20"><text:span text:style-name="T11">útosť a čim skorej sa vyspovedaj. A tak príkladným</text:span></text:span><text:span text:style-name="CharStyle28"><text:span text:style-name="T2"> </text:span></text:span><text:span text:style-name="CharStyle10"><text:span text:style-name="T11">živobyt</text:span></text:span><text:span text:style-name="CharStyle10"><text:span text:style-name="T8">i</text:span></text:span><text:span text:style-name="CharStyle10"><text:span text:style-name="T11">m vyznávaj svoju vieru a priťahuj s</text:span></text:span><text:span text:style-name="CharStyle10"><text:span text:style-name="T8">í</text:span></text:span><text:span text:style-name="CharStyle10"><text:span text:style-name="T11"> Božské požehnanie.</text:span></text:span></text:p>
        <text:h text:style-name="P17" text:outline-level="2"><text:span text:style-name="CharStyle14"><text:span text:style-name="T11"/></text:span></text:h>
        <text:h text:style-name="P20" text:outline-level="2"><text:bookmark-start text:name="bookmark16"/><text:span text:style-name="CharStyle14"><text:span text:style-name="T11">V</text:span></text:span><text:span text:style-name="CharStyle14"><text:span text:style-name="T8">III</text:span></text:span><text:span text:style-name="CharStyle14"><text:span text:style-name="T11">. Priateľstvo.</text:span></text:span><text:bookmark-end text:name="bookmark16"/></text:h>
        <text:p text:style-name="P4"><text:span text:style-name="CharStyle46"><text:span text:style-name="T2"/></text:span></text:p>
        <text:p text:style-name="P8"><text:span text:style-name="CharStyle10"><text:span text:style-name="T11">Keď cudzi človek h</text:span></text:span><text:span text:style-name="CharStyle10"><text:span text:style-name="T18">ľ</text:span></text:span><text:span text:style-name="CharStyle10"><text:span text:style-name="T11">adi na vojakov, následkom rovnakosti rúcha a zbrojov tak sa mu pozdáva, jakoby ti vojaci všetci jednaki boli. Lenže vojaci aj </text:span></text:span><text:span text:style-name="CharStyle10"><text:span text:style-name="T2">v</text:span></text:span><text:span text:style-name="CharStyle10"><text:span text:style-name="T11"> srdci maj</text:span></text:span><text:span text:style-name="CharStyle10"><text:span text:style-name="T18">u</text:span></text:span><text:span text:style-name="CharStyle10"><text:span text:style-name="T2"> </text:span></text:span><text:span text:style-name="CharStyle10"><text:span text:style-name="T11">byť jedni, sťa by bratria boli. Lenže jakiže sú tvoji priatelia? Na dobu vojanč</text:span></text:span><text:span text:style-name="CharStyle10"><text:span text:style-name="T2">í</text:span></text:span><text:span text:style-name="CharStyle10"><text:span text:style-name="T11">ny si odstr</text:span></text:span><text:span text:style-name="CharStyle10"><text:span text:style-name="T8">a</text:span></text:span><text:span text:style-name="CharStyle10"><text:span text:style-name="T11">nený od pribudzných a znamých. Pat­r</text:span></text:span><text:span text:style-name="CharStyle10"><text:span text:style-name="T18">i</text:span></text:span><text:span text:style-name="CharStyle10"><text:span text:style-name="T11">š k vojsku, ktorého poriadnym členom máš byť. Vďačne plň svoju povinnosť, a nie jakoby násilne. Tvoji súdruhovia ale sú rozličn</text:span></text:span><text:span text:style-name="CharStyle10"><text:span text:style-name="T8">i</text:span></text:span><text:span text:style-name="CharStyle10"><text:span text:style-name="T11"> na reč, na ráz, na náhľady, na mravy. Sú medzi nimi poriadni kresťania, sú ale aj Boha spusten</text:span></text:span><text:span text:style-name="CharStyle10"><text:span text:style-name="T8">i</text:span></text:span><text:span text:style-name="CharStyle10"><text:span text:style-name="T11"> nemravnici. Preto ale nesúď náhle a tvrdo. Mnoh</text:span></text:span><text:span text:style-name="CharStyle10"><text:span text:style-name="T18">i</text:span></text:span><text:span text:style-name="CharStyle10"><text:span text:style-name="T11"> z nich mali planých rodičov, ledajakú v</text:span></text:span><text:span text:style-name="CharStyle10"><text:span text:style-name="T8">y</text:span></text:span><text:span text:style-name="CharStyle10"><text:span text:style-name="T11">chovu, tedy kde že mali nadobudnúť zbožnej mravnosti? Vzdor tej rozdielnosti ale preto všetci tvoríte jedno celo, jedno oddelenie, jednu kompaniu. Stotnik akoby otcom bol, vo­jaci ale bratria, ktor</text:span></text:span><text:span text:style-name="CharStyle10"><text:span text:style-name="T18">i</text:span></text:span><text:span text:style-name="CharStyle10"><text:span text:style-name="T11"> musia spolusotrváva</text:span></text:span><text:span text:style-name="CharStyle10"><text:span text:style-name="T18">ť</text:span></text:span><text:span text:style-name="CharStyle10"><text:span text:style-name="T2"> </text:span></text:span><text:span text:style-name="CharStyle10"><text:span text:style-name="T11">pod jedn</text:span></text:span><text:span text:style-name="CharStyle10"><text:span text:style-name="T8">y</text:span></text:span><text:span text:style-name="CharStyle10"><text:span text:style-name="T11">m práporom; dla tých is</text:span></text:span><text:span text:style-name="CharStyle10"><text:span text:style-name="T8">ť</text:span></text:span><text:span text:style-name="CharStyle10"><text:span text:style-name="T11">ých</text:span></text:span><text:span text:style-name="CharStyle28"><text:span text:style-name="T11"> </text:span></text:span><text:span text:style-name="CharStyle10"><text:span text:style-name="T11">pravidiel. A tak vo spolok </text:span></text:span><text:soft-page-break/><text:span text:style-name="CharStyle10"><text:span text:style-name="T11">priateľmi musia býť. Rovnakosť rúcha ma býť výrazom rov­nost</text:span></text:span><text:span text:style-name="CharStyle10"><text:span text:style-name="T2">í</text:span></text:span><text:span text:style-name="CharStyle10"><text:span text:style-name="T11"> ducha kompanie. Nešťast</text:span></text:span><text:span text:style-name="CharStyle10"><text:span text:style-name="T8">i</text:span></text:span><text:span text:style-name="CharStyle10"><text:span text:style-name="T11"> jedneho vojaka má zarmucovať a </text:span></text:span><text:span text:style-name="CharStyle10"><text:span text:style-name="T18">š</text:span></text:span><text:span text:style-name="CharStyle10"><text:span text:style-name="T11">ťastie jedneho člena má zas tešiť celú kompaniu. Každý má byť ochotný druhému pomáhať. Tedy úctu a lásku prechovávaj k súdruhom, k tomuto ťa viaže krsťanský ráz tvoj. Bez úctý nenie lásky. Nikým nepoh</text:span></text:span><text:span text:style-name="CharStyle10"><text:span text:style-name="T18">r</text:span></text:span><text:span text:style-name="CharStyle10"><text:span text:style-name="T11">daj, neposmievaj nikoho; vedz, že jedine Boh je pov</text:span></text:span><text:span text:style-name="CharStyle10"><text:span text:style-name="T2">o</text:span></text:span><text:span text:style-name="CharStyle10"><text:span text:style-name="T11">laný súdit. Preukazuj úctu predstaveným a star­ším. Čiň to úprimne. Cti aj ostatných už i preto, že rúcho kráľa nosia. Preukazuj svoju lásku, hotový súc k službe a vďač­nosti. Teš zarmútených. Iného zas odho­váraj, chceli-</text:span></text:span><text:span text:style-name="CharStyle10"><text:span text:style-name="T2">č</text:span></text:span><text:span text:style-name="CharStyle10"><text:span text:style-name="T11">o zlého, alebo nebezpečného vykonať. Pochybujúcim daj dobrú radu a poučenie. Nevadz sa s nikým. Neprecho­vávaj hnev, nad ktorým nezapadni slnko. Komu len mô</text:span></text:span><text:span text:style-name="CharStyle10"><text:span text:style-name="T8">z</text:span></text:span><text:span text:style-name="CharStyle10"><text:span text:style-name="T11">eš, budz na pomoci. — Lenže sú aj zlí súdruhovia, čo-že stymito? Budz k ním vľúdny, ale odťahuj sa od nich. Utekaj od zlých reči, nesmej sa, takí </text:span></text:span><text:span text:style-name="CharStyle20"><text:span text:style-name="T18">ľ</text:span></text:span><text:span text:style-name="CharStyle10"><text:span text:style-name="T11">udia jakoby pľuli Spasiteľovi do tvári</text:span></text:span><text:span text:style-name="CharStyle10"><text:span text:style-name="T2">. </text:span></text:span><text:span text:style-name="CharStyle10"><text:span text:style-name="T11">Nevedia, čo robia. Mnoh</text:span></text:span><text:span text:style-name="CharStyle10"><text:span text:style-name="T8">i</text:span></text:span><text:span text:style-name="CharStyle10"><text:span text:style-name="T11"> sa preto poka­zia na vojančine, lebo sa nechránil bezbožných a nemravných reči. Chráň sa aj buri­čov. Blud, lož, z</text:span></text:span><text:span text:style-name="CharStyle10"><text:span text:style-name="T2">oha</text:span></text:span><text:span text:style-name="CharStyle10"><text:span text:style-name="T11">venie pravdy sú jedom ich reči. Nevpuš</text:span></text:span><text:span text:style-name="CharStyle10"><text:span text:style-name="T2">ť</text:span></text:span><text:span text:style-name="CharStyle10"><text:span text:style-name="T11">aj sa do dohady o nábožnstve s i</text:span></text:span><text:span text:style-name="CharStyle10"><text:span text:style-name="T2">n</text:span></text:span><text:span text:style-name="CharStyle10"><text:span text:style-name="T11">overcami. Tým, ktorí z viery posmech robia, obrác chrbát. Tedy chráň sa falošných prorokov. N</text:span></text:span><text:span text:style-name="CharStyle10"><text:span text:style-name="T2">á</text:span></text:span><text:span text:style-name="CharStyle10"><text:span text:style-name="T11">jdeš-</text:span></text:span><text:span text:style-name="CharStyle10"><text:span text:style-name="T2">l</text:span></text:span><text:span text:style-name="CharStyle10"><text:span text:style-name="T11">i ale medzi súdruhami zbožného, </text:span></text:span><text:span text:style-name="CharStyle10"><text:span text:style-name="T8">u</text:span></text:span><text:span text:style-name="CharStyle10"><text:span text:style-name="T11">primného priate</text:span></text:span><text:span text:style-name="CharStyle10"><text:span text:style-name="T2">ľ</text:span></text:span><text:span text:style-name="CharStyle10"><text:span text:style-name="T11">a,</text:span></text:span><text:span text:style-name="CharStyle10"><text:span text:style-name="T2"> </text:span></text:span><text:span text:style-name="CharStyle10"><text:span text:style-name="T11">pripoj sa k nemu, lebo verný a dobrý pri­ateľ je nad zlato.</text:span></text:span></text:p>
        <text:h text:style-name="P15" text:outline-level="2"><text:span text:style-name="CharStyle14"><text:span text:style-name="T11"/></text:span></text:h>
        <text:h text:style-name="P19" text:outline-level="2"><text:bookmark-start text:name="bookmark18"/><text:span text:style-name="CharStyle14"><text:span text:style-name="T11">IX. V pokoji.</text:span></text:span><text:bookmark-end text:name="bookmark18"/></text:h>
        <text:p text:style-name="P22"><text:span text:style-name="CharStyle10"><text:span text:style-name="T11"/></text:span></text:p>
        <text:p text:style-name="P25"><text:span text:style-name="CharStyle10"><text:span text:style-name="T11">Vojsko žiada veľké výdavky; a predsa je potrebné aj v pokoji. Kto chce mať pokoj, musí byť prichystaný k vojne. V pokoji sa viuči vojsko do boja. Vojsko je všade veľmi vyvinuté Aby vojsko vo vojne mohlo zastať svoje miesto, musí sa k tomu vyučiť. To činia dôstojn</text:span></text:span><text:span text:style-name="CharStyle10"><text:span text:style-name="T9">i</text:span></text:span><text:span text:style-name="CharStyle10"><text:span text:style-name="T11">ci v kasárni a na cvičebnisti. Telesne a duchovne sa musívycvičiť vojak, aby mohol byť osožným členom kompanie. A ktorý vojak je vtipný, obratný, usilovný a poriadny, stať sa môže poddôstojn</text:span></text:span><text:span text:style-name="CharStyle10"><text:span text:style-name="T9">i</text:span></text:span><text:span text:style-name="CharStyle10"><text:span text:style-name="T11">kom, a toto vyznačenie si má vážiť. Veľmi verný má byť v službe. Zahálanie bu</text:span></text:span><text:span text:style-name="CharStyle10"><text:span text:style-name="T2">ď</text:span></text:span><text:span text:style-name="CharStyle10"><text:span text:style-name="T11"> vyobcované z vojenského stavu. Keď od veliteľa až do jednoduchého vo­jaka každý plní svojú povinnosť, vtedy vojsko musí byť znamenitým. Pevne a bedlive sa má konať služba.</text:span></text:span></text:p>
        <text:p text:style-name="P8"><text:span text:style-name="CharStyle10"><text:span text:style-name="T11">Vojak si má svojiť vojenské a muž­ské čnosti v pokoji. </text:span></text:span><text:span text:style-name="CharStyle10"><text:span text:style-name="T2">U</text:span></text:span><text:span text:style-name="CharStyle10"><text:span text:style-name="T11"> vojska má byť podriadenosť úplnou. Kto poslúcha bez zdráhania sa, ten sa nauči panovať nad sebou. Vojak má prechovávať dôveru k dôstoj­níkom. Dôstojníci musia byť pr</text:span></text:span><text:span text:style-name="CharStyle10"><text:span text:style-name="T9">í</text:span></text:span><text:span text:style-name="CharStyle10"><text:span text:style-name="T11">sn</text:span></text:span><text:span text:style-name="CharStyle10"><text:span text:style-name="T9">í</text:span></text:span><text:span text:style-name="CharStyle10"><text:span text:style-name="T11">, preto ale — bez malej výminky m</text:span></text:span><text:span text:style-name="CharStyle10"><text:span text:style-name="T19">í</text:span></text:span><text:span text:style-name="CharStyle10"><text:span text:style-name="T11">lujú sebe podriadených. A preto vojaci aj povďační </text:span></text:span><text:soft-page-break/><text:span text:style-name="CharStyle10"><text:span text:style-name="T11">majú byť k dôstojn</text:span></text:span><text:span text:style-name="CharStyle10"><text:span text:style-name="T9">i</text:span></text:span><text:span text:style-name="CharStyle10"><text:span text:style-name="T11">kom. Nepríjemnosti len zväčšíjú s</text:span></text:span><text:span text:style-name="CharStyle10"><text:span text:style-name="T9">í</text:span></text:span><text:span text:style-name="CharStyle10"><text:span text:style-name="T11">lu vôle. Komu by sa krivda stala, môže žalovať, čo ale nech sa nikdy nestane pre maličkosti. Vojenská služba nauči človeka poriadok, čistotu, presnosť.</text:span></text:span></text:p>
        <text:p text:style-name="P8"><text:span text:style-name="CharStyle10"><text:span text:style-name="T11">Dostávaš-li peniaze z domu, kupuj si záživné jedla, n</text:span></text:span><text:span text:style-name="CharStyle10"><text:span text:style-name="T9">a</text:span></text:span><text:span text:style-name="CharStyle10"><text:span text:style-name="T11">poju daj pokoj. Budz </text:span></text:span><text:span text:style-name="CharStyle10"><text:span text:style-name="T2">š</text:span></text:span><text:span text:style-name="CharStyle10"><text:span text:style-name="T11">anobným. Fajčenia otrokom je len márno­tratník.</text:span></text:span></text:p>
        <text:p text:style-name="P8"><text:span text:style-name="CharStyle10"><text:span text:style-name="T11">Sväc nedeľu.</text:span></text:span><text:span text:style-name="CharStyle10"><text:span text:style-name="T2"> </text:span></text:span><text:span text:style-name="CharStyle10"><text:span text:style-name="T11">Slyš dľa možnosti kázeň, omšu sv., ba i poobedajšie pobožnosti nav­števuj. Netúlaj sa po tancoch a po krč­mách. Máš-li slobodný </text:span></text:span><text:span text:style-name="CharStyle10"><text:span text:style-name="T19">č</text:span></text:span><text:span text:style-name="CharStyle10"><text:span text:style-name="T11">as, č</text:span></text:span><text:span text:style-name="CharStyle10"><text:span text:style-name="T9">i</text:span></text:span><text:span text:style-name="CharStyle10"><text:span text:style-name="T11">taj dačo osožného, nado všetko ale čím častejšie</text:span></text:span><text:span text:style-name="CharStyle10"><text:span text:style-name="T2"> </text:span></text:span><text:span text:style-name="CharStyle10"><text:span text:style-name="T11">preč</text:span></text:span><text:span text:style-name="CharStyle10"><text:span text:style-name="T9">i</text:span></text:span><text:span text:style-name="CharStyle10"><text:span text:style-name="T11">taj túto knižtičku. Často píš domov; Keď ťa domov pustia, drž sa poriadne, nech každý vidí, žes poriadnym vojakom. Vojsko ma byť ochranou občianskeho po­riadku a krajinského pokoja. Vojsko sa nemá miešať do politiky. Beda tej krajine, kde by vojsko sa pripojilo k povstalcom. A preto každý vojak sa má chrániť buričov. Vojsko sa oddelenou spoločnosťou, ktorá má svoje osobitné zákony. A preto má byť veľmi pozorný vojak v potyku s občianmi. Nebudz surovým, lež zdvorilým, ale nie pridôverným. Krčmy nenavštevuj, zlým domom vyhybovať, viera ti nakladá. Si-li v službe, úplne vyhybuj vonkajším. Si-li stráž­com, buď vážnym zaoberaj sa s Bohom a </text:span></text:span><text:span text:style-name="CharStyle10"><text:span text:style-name="T2">s</text:span></text:span><text:span text:style-name="CharStyle10"><text:span text:style-name="T11">o svojou ďušou.</text:span></text:span></text:p>
        <text:p text:style-name="P8"><text:span text:style-name="CharStyle10"><text:span text:style-name="T11">Dostaneš-l</text:span></text:span><text:span text:style-name="CharStyle10"><text:span text:style-name="T2">i</text:span></text:span><text:span text:style-name="CharStyle10"><text:span text:style-name="T11"> sa v dobe cvičení do domu občianskeho, chovaj sa vážne, skrom­ne. Nevaď s</text:span></text:span><text:span text:style-name="CharStyle10"><text:span text:style-name="T2">a</text:span></text:span><text:span text:style-name="CharStyle10"><text:span text:style-name="T11">; máš-li krivdu, oznám to predstaveným. Od jednotlivých vojakov závis</text:span></text:span><text:span text:style-name="CharStyle10"><text:span text:style-name="T2">í</text:span></text:span><text:span text:style-name="CharStyle10"><text:span text:style-name="T11"> aby krajina pyšná bola na svoje vojsko. Sú-li vojaci v dobe pokoja silní, poriadni, v</text:span></text:span><text:span text:style-name="CharStyle10"><text:span text:style-name="T2">yc</text:span></text:span><text:span text:style-name="CharStyle10"><text:span text:style-name="T11">vičeni: vojsko musi býť vo vojne víťazstvami sprevádzané.</text:span></text:span></text:p>
        <text:h text:style-name="P15" text:outline-level="2"><text:span text:style-name="CharStyle14"><text:span text:style-name="T11"/></text:span></text:h>
        <text:h text:style-name="P19" text:outline-level="2"><text:bookmark-start text:name="bookmark20"/><text:span text:style-name="CharStyle14"><text:span text:style-name="T11">X</text:span></text:span><text:span text:style-name="CharStyle14"><text:span text:style-name="T2">. </text:span></text:span><text:span text:style-name="CharStyle14"><text:span text:style-name="T11">Vo vojne.</text:span></text:span><text:bookmark-end text:name="bookmark20"/></text:h>
        <text:p text:style-name="P8"><text:span text:style-name="CharStyle10"><text:span text:style-name="T11"/></text:span></text:p>
        <text:p text:style-name="P26"><text:span text:style-name="CharStyle10"><text:span text:style-name="T11">Vojna je veľké nešťastie, lenže </text:span></text:span><text:span text:style-name="CharStyle10"><text:span text:style-name="T2">s</text:span></text:span><text:span text:style-name="CharStyle10"><text:span text:style-name="T11">pra­vodlivá vojna nenie krivdou. Hrozná vec je to, nem</text:span></text:span><text:span text:style-name="CharStyle10"><text:span text:style-name="T2">ô</text:span></text:span><text:span text:style-name="CharStyle10"><text:span text:style-name="T11">že-li sa vyhnúť vojne. Citi to obchod, priemysel, hospodárstvo. Každý je napnuto a nepokojne zvedavý</text:span></text:span><text:span text:style-name="CharStyle10"><text:span text:style-name="T2">,</text:span></text:span><text:span text:style-name="CharStyle10"><text:span text:style-name="T11"> čo bude. Rýchle musia premnoh</text:span></text:span><text:span text:style-name="CharStyle10"><text:span text:style-name="T9">i</text:span></text:span><text:span text:style-name="CharStyle10"><text:span text:style-name="T11"> opustiť svoju domoviz</text:span></text:span><text:span text:style-name="CharStyle10"><text:span text:style-name="T2">e</text:span></text:span><text:span text:style-name="CharStyle10"><text:span text:style-name="T11">ň. Žalostné to lúčenia! Jakonáhle ale vojak dostane zbroj, už je oduševnený; citi veľký význam toho, že má bojovať za vlasť. Zmužilosť, pobožnosť a ľudskosť má naplňovať vojaka vo vojne. Zmužilý a smelý má</text:span></text:span><text:span text:style-name="CharStyle10"><text:span text:style-name="T2"> </text:span></text:span><text:span text:style-name="CharStyle10"><text:span text:style-name="T11">byť vojak. Vidi on nebezpečie, ale sa ho neľaká. Povedomie povinnosti, láska k vlasti ho naplňujú smelosťou. Hrdinskosť sa nedokazuje krikom a spevom. Hrdin je vážny a pokojný. Vie, že ťažká úloha čaká naňho. Z</text:span></text:span><text:span text:style-name="CharStyle10"><text:span text:style-name="T9">í</text:span></text:span><text:span text:style-name="CharStyle10"><text:span text:style-name="T11">ma, hlad, trápne peškovanie, smäd, horúčosť, meč a gule nepriateľské čakajú naňho. A v bitke neráz je vojak dlho neistý o tom, </text:span></text:span><text:soft-page-break/><text:span text:style-name="CharStyle10"><text:span text:style-name="T11">ako stoji vec. On ale pokojne a chladnokrvne plný rozkaz dô­stojníkov. Neľaká sa ohňa, ale ani neznebezpečuje svoj </text:span></text:span><text:span text:style-name="CharStyle10"><text:span text:style-name="T2">ž</text:span></text:span><text:span text:style-name="CharStyle10"><text:span text:style-name="T11">ivot márne.</text:span></text:span></text:p>
        <text:p text:style-name="P3"><text:span text:style-name="CharStyle10"><text:span text:style-name="T11">Pri napádaní je ohnivý. A keby aj zle</text:span></text:span><text:span text:style-name="CharStyle28"><text:span text:style-name="T11"> </text:span></text:span><text:span text:style-name="CharStyle10"><text:span text:style-name="T11">pochodil, nezúfa — A jakože môže kres­ťanský vojak takto panovať nad sebou? Pomahá mu pobožnosť. Pobožnosť má svoj koreň vo viere. Pobožný vojak vie, že sa jeho Boh divá naňho, nikdy nezabudne naňho; jeho život je v rukách Božich — plni</text:span></text:span><text:span text:style-name="CharStyle10"><text:span text:style-name="T2">-</text:span></text:span><text:span text:style-name="CharStyle10"><text:span text:style-name="T11">li svoju povinnosť. On neni opováž­livý, nejedná sprost</text:span></text:span><text:span text:style-name="CharStyle10"><text:span text:style-name="T2">o</text:span></text:span><text:span text:style-name="CharStyle10"><text:span text:style-name="T11">; je on múdre pozrete</text:span></text:span><text:span text:style-name="CharStyle10"><text:span text:style-name="T19">ľ</text:span></text:span><text:span text:style-name="CharStyle10"><text:span text:style-name="T11">ný, plni nariadenia predstavenstva. Verne svojej pr</text:span></text:span><text:span text:style-name="CharStyle10"><text:span text:style-name="T9">i</text:span></text:span><text:span text:style-name="CharStyle10"><text:span text:style-name="T11">sahe bojuje. S Bohon za Boha a za vlasť bojuje, keby aj život mal položiť: Pred bitkou prijme sv. sviatosti, pod och­ranu Božiu sa utieka. A je-li smrteľne ranený, ľútostiv</text:span></text:span><text:span text:style-name="CharStyle10"><text:span text:style-name="T9">e</text:span></text:span><text:span text:style-name="CharStyle10"><text:span text:style-name="T11"> mluvi: Boh buď milos­tivý mne hriešnemu, s menom Ježiša na jazyku vypusti ducha — S pobožnosťou spojená býva aj ľudskosť. Lásku k bližnému pr</text:span></text:span><text:span text:style-name="CharStyle10"><text:span text:style-name="T9">i</text:span></text:span><text:span text:style-name="CharStyle10"><text:span text:style-name="T11">sne nám kladie na srdco naša viera. Vo vojne veľmi ľahko sa stane člvek nemilosrdným, chladnokrvným ešte i v naj­väčšom trápení bližného. Nejeden vojak nen</text:span></text:span><text:span text:style-name="CharStyle10"><text:span text:style-name="T9">a</text:span></text:span><text:span text:style-name="CharStyle10"><text:span text:style-name="T11">vid</text:span></text:span><text:span text:style-name="CharStyle10"><text:span text:style-name="T19">i</text:span></text:span><text:span text:style-name="CharStyle10"><text:span text:style-name="T11"> nepriateľa, usiluje sa zničiť jednotlicov, vraždi ranených, ktori za život orodujú. Alebo niektorý ranený od zadu strieľa na tých, ktori zvíťa</text:span></text:span><text:span text:style-name="CharStyle10"><text:span text:style-name="T19">ž</text:span></text:span><text:span text:style-name="CharStyle10"><text:span text:style-name="T11">ili. To je neľudská a špatná vec. Aj na bojišti musi panovať</text:span></text:span><text:span text:style-name="CharStyle28"><text:span text:style-name="T11"> </text:span></text:span><text:span text:style-name="CharStyle20"><text:span text:style-name="T11">milosrdenstvo. Vojak nesmie sa stať dravým zverom, lež vždy musi byť </text:span></text:span><text:span text:style-name="CharStyle20"><text:span text:style-name="T19">c</text:span></text:span><text:span text:style-name="CharStyle20"><text:span text:style-name="T11">lovekom. Aj nepriateľ je je</text:span></text:span><text:span text:style-name="CharStyle20"><text:span text:style-name="T9">h</text:span></text:span><text:span text:style-name="CharStyle20"><text:span text:style-name="T11">o bližný. Milosrdne sa má za­chádzať aj s obyvateľmi neprateľskej krajiny. Zbytočné pustošenie je hriechom. Kresťan vojak ešte aj súdruhov odhovára od ohav­ného milosrdenstva. Čoby sa nám nepáčilo, ani my to nečiňme. Boh odmeňuje dobré, ale aj tresce zlé. — A keď je už po vojne, blážený je ten vojak, ktorý bez hanby môže mluviť svojim o tých skut­koch. ktoré konal na vojančine. </text:span></text:span><text:span text:style-name="CharStyle20"><text:span text:style-name="T2">U</text:span></text:span><text:span text:style-name="CharStyle20"><text:span text:style-name="T11"> vojska strávený čas jeho nenie zmárnený. On bol vojakom nielen pre kráľa, ale aj pre Boha, ktorý večnou odmenou odpláca.</text:span></text:span></text:p>
        <text:h text:style-name="P14" text:outline-level="2"><text:span text:style-name="CharStyle29"><text:span text:style-name="T11"/></text:span>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é" style:family="paragraph" style:master-page-name="">
      <loext:graphic-properties draw:fill="none" draw:fill-color="#729fcf"/>
      <style:paragraph-properties fo:margin-left="0cm" fo:margin-right="0cm" fo:text-indent="0.071cm" style:auto-text-indent="false"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style:page-number="auto" fo:background-color="transparent"/>
      <style:text-properties fo:font-variant="small-caps"/>
    </style:style>
    <style:style style:name="Základný_20_text" style:display-name="Základný text" style:family="paragraph" style:master-page-name="">
      <loext:graphic-properties draw:fill="none" draw:fill-color="#729fcf"/>
      <style:paragraph-properties fo:margin-left="0cm" fo:margin-right="0cm" fo:text-indent="0.071cm" style:auto-text-indent="false" style:page-number="auto" fo:background-color="transparent"/>
    </style:style>
    <style:style style:name="Záhlavie_20__23_2" style:display-name="Záhlavie #2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margin-left="0cm" fo:margin-right="0cm" fo:text-indent="1.976cm" style:auto-text-indent="false"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5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7" style:family="text" style:parent-style-name="DefaultFontStyle">
      <style:text-properties fo:font-variant="small-caps"/>
    </style:style>
    <style:style style:name="CharStyle8" style:family="text" style:parent-style-name="CharStyle7">
      <style:text-properties fo:color="#000000" fo:language="sk" fo:country="SK" style:language-asian="sk" style:country-asian="SK" style:language-complex="sk" style:country-complex="SK"/>
    </style:style>
    <style:style style:name="CharStyle10" style:family="text" style:parent-style-name="DefaultFontStyle"/>
    <style:style style:name="CharStyle11" style:family="text" style:parent-style-name="CharStyle10">
      <style:text-properties fo:color="#000000" fo:language="sk" fo:country="SK" style:language-asian="sk" style:country-asian="SK" style:language-complex="sk" style:country-complex="SK"/>
    </style:style>
    <style:style style:name="CharStyle12" style:family="text" style:parent-style-name="CharStyle10">
      <style:text-properties fo:color="#000000" fo:language="sk" fo:country="SK" style:language-asian="sk" style:country-asian="SK" style:language-complex="sk" style:country-complex="SK"/>
    </style:style>
    <style:style style:name="CharStyle14" style:family="text" style:parent-style-name="DefaultFontStyle"/>
    <style:style style:name="CharStyle15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6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7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8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9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CharStyle10">
      <style:text-properties fo:color="#000000" fo:language="sk" fo:country="SK" style:language-asian="sk" style:country-asian="SK" style:language-complex="sk" style:country-complex="SK"/>
    </style:style>
    <style:style style:name="CharStyle21" style:family="text" style:parent-style-name="CharStyle10">
      <style:text-properties fo:color="#000000" fo:language="sk" fo:country="SK" style:language-asian="sk" style:country-asian="SK" style:language-complex="sk" style:country-complex="SK"/>
    </style:style>
    <style:style style:name="CharStyle22" style:family="text" style:parent-style-name="CharStyle10">
      <style:text-properties fo:color="#000000" fo:language="sk" fo:country="SK" style:language-asian="sk" style:country-asian="SK" style:language-complex="sk" style:country-complex="SK"/>
    </style:style>
    <style:style style:name="CharStyle23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25" style:family="text" style:parent-style-name="DefaultFontStyle"/>
    <style:style style:name="CharStyle26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28" style:family="text" style:parent-style-name="DefaultFontStyle"/>
    <style:style style:name="CharStyle29" style:family="text" style:parent-style-name="CharStyle28">
      <style:text-properties fo:color="#000000" fo:language="sk" fo:country="SK" style:language-asian="sk" style:country-asian="SK" style:language-complex="sk" style:country-complex="SK"/>
    </style:style>
    <style:style style:name="CharStyle30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31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32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33" style:family="text" style:parent-style-name="CharStyle28">
      <style:text-properties fo:color="#000000" fo:language="sk" fo:country="SK" style:language-asian="sk" style:country-asian="SK" style:language-complex="sk" style:country-complex="SK"/>
    </style:style>
    <style:style style:name="CharStyle34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35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36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37" style:family="text" style:parent-style-name="CharStyle4">
      <style:text-properties fo:font-variant="small-caps" fo:color="#000000" fo:language="sk" fo:country="SK" style:language-asian="sk" style:country-asian="SK" style:language-complex="sk" style:country-complex="SK"/>
    </style:style>
    <style:style style:name="CharStyle38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39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40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42" style:family="text" style:parent-style-name="DefaultFontStyle"/>
    <style:style style:name="CharStyle43" style:family="text" style:parent-style-name="CharStyle42">
      <style:text-properties fo:color="#000000" fo:language="sk" fo:country="SK" style:language-asian="sk" style:country-asian="SK" style:language-complex="sk" style:country-complex="SK"/>
    </style:style>
    <style:style style:name="CharStyle44" style:family="text" style:parent-style-name="CharStyle10">
      <style:text-properties fo:font-variant="small-caps" fo:color="#000000" fo:language="sk" fo:country="SK" style:language-asian="sk" style:country-asian="SK" style:language-complex="sk" style:country-complex="SK"/>
    </style:style>
    <style:style style:name="CharStyle45" style:family="text" style:parent-style-name="CharStyle10">
      <style:text-properties fo:color="#000000" fo:language="sk" fo:country="SK" style:language-asian="sk" style:country-asian="SK" style:language-complex="sk" style:country-complex="SK"/>
    </style:style>
    <style:style style:name="CharStyle46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47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48" style:family="text" style:parent-style-name="CharStyle4">
      <style:text-properties fo:font-variant="small-caps" fo:color="#000000" fo:language="sk" fo:country="SK" style:language-asian="sk" style:country-asian="SK" style:language-complex="sk" style:country-complex="SK"/>
    </style:style>
    <style:style style:name="CharStyle49" style:family="text" style:parent-style-name="CharStyle10">
      <style:text-properties fo:color="#000000" fo:language="sk" fo:country="SK" style:language-asian="sk" style:country-asian="SK" style:language-complex="sk" style:country-complex="SK"/>
    </style:style>
    <style:style style:name="CharStyle50" style:family="text" style:parent-style-name="CharStyle10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70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initial-creator/>
    <meta:keyword/>
    <dc:date>2023-12-08T09:26:34.630000000</dc:date>
    <meta:editing-duration>PT4H51M34S</meta:editing-duration>
    <meta:editing-cycles>7</meta:editing-cycles>
    <meta:generator>LibreOffice/6.3.1.2$Windows_x86 LibreOffice_project/b79626edf0065ac373bd1df5c28bd630b4424273</meta:generator>
    <meta:document-statistic meta:table-count="0" meta:image-count="0" meta:object-count="0" meta:page-count="13" meta:paragraph-count="44" meta:word-count="4763" meta:character-count="29845" meta:non-whitespace-character-count="25089"/>
  </office:meta>
</office:document-meta>
</file>